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2"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3"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4"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5" style:family="paragraph" style:parent-style-name="Preformatted_20_Text">
      <style:paragraph-properties fo:margin-top="0cm" fo:margin-bottom="0cm" style:contextual-spacing="false" fo:line-height="100%" fo:text-align="end" style:justify-single-word="false"/>
      <style:text-properties style:font-name="Linux Libertine G" fo:font-size="10pt" fo:font-style="normal" officeooo:rsid="033177f9" officeooo:paragraph-rsid="033177f9" style:font-size-asian="10pt" style:font-style-asian="normal" style:font-size-complex="10pt" style:font-style-complex="normal"/>
    </style:style>
    <style:style style:name="P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8"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9"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0"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a1819" officeooo:paragraph-rsid="035a1819" style:font-size-asian="14pt" style:font-size-complex="14pt"/>
    </style:style>
    <style:style style:name="P11"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2"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4"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a1819" officeooo:paragraph-rsid="035a1819" style:font-size-asian="12.25pt" style:font-size-complex="14pt"/>
    </style:style>
    <style:style style:name="P15"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ae164" officeooo:paragraph-rsid="035ae164" style:font-size-asian="12.25pt" style:font-size-complex="14pt"/>
    </style:style>
    <style:style style:name="P16"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ae164" officeooo:paragraph-rsid="035ae164" style:font-size-asian="12.25pt" style:font-size-complex="14pt"/>
    </style:style>
    <style:style style:name="P17"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c2b83" officeooo:paragraph-rsid="035c2b83" style:font-size-asian="12.25pt" style:font-size-complex="14pt"/>
    </style:style>
    <style:style style:name="P18" style:family="paragraph" style:parent-style-name="Preformatted_20_Text">
      <style:paragraph-properties fo:margin-top="0cm" fo:margin-bottom="0cm" style:contextual-spacing="false" fo:line-height="100%" fo:text-align="end" style:justify-single-word="false"/>
      <style:text-properties style:font-name="Linux Libertine G" fo:font-size="14pt" officeooo:rsid="035c2b83" officeooo:paragraph-rsid="035c2b83" style:font-size-asian="12.25pt" style:font-size-complex="14pt"/>
    </style:style>
    <style:style style:name="P19" style:family="paragraph" style:parent-style-name="Preformatted_20_Text">
      <style:paragraph-properties fo:margin-top="0cm" fo:margin-bottom="0cm" style:contextual-spacing="false" fo:line-height="100%" fo:text-align="center" style:justify-single-word="false"/>
      <style:text-properties style:font-name="Linux Libertine G" fo:font-size="14pt" officeooo:rsid="035fbde7" officeooo:paragraph-rsid="035fbde7" style:font-size-asian="12.25pt" style:font-size-complex="14pt"/>
    </style:style>
    <style:style style:name="P20" style:family="paragraph" style:parent-style-name="Preformatted_20_Text">
      <style:paragraph-properties fo:margin-top="0cm" fo:margin-bottom="0.247cm" style:contextual-spacing="false" fo:line-height="100%" fo:text-align="end" style:justify-single-word="false"/>
      <style:text-properties style:font-name="Linux Libertine G" fo:font-size="14pt" fo:font-style="normal" officeooo:rsid="032d08f2" officeooo:paragraph-rsid="032d20fc" style:font-size-asian="14pt" style:font-style-asian="normal" style:font-size-complex="14pt" style:font-style-complex="normal"/>
    </style:style>
    <style:style style:name="P21"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1f98e" officeooo:paragraph-rsid="0331f98e" style:font-size-asian="14pt" style:font-style-asian="normal" style:font-size-complex="14pt" style:font-style-complex="normal"/>
    </style:style>
    <style:style style:name="P22"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31f98e" officeooo:paragraph-rsid="0331f98e" style:font-size-asian="14pt" style:font-style-asian="normal" style:font-size-complex="14pt" style:font-style-complex="normal"/>
    </style:style>
    <style:style style:name="P23"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3382b" officeooo:paragraph-rsid="0333382b" style:font-size-asian="14pt" style:font-style-asian="normal" style:font-size-complex="14pt" style:font-style-complex="normal"/>
    </style:style>
    <style:style style:name="P24"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b8c3f" officeooo:paragraph-rsid="033b8c3f" style:font-size-asian="14pt" style:font-style-asian="normal" style:font-size-complex="14pt" style:font-style-complex="normal"/>
    </style:style>
    <style:style style:name="P25"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2f56f4" officeooo:paragraph-rsid="033b8c3f" style:font-size-asian="14pt" style:font-style-asian="normal" style:font-size-complex="14pt" style:font-style-complex="normal"/>
    </style:style>
    <style:style style:name="P26"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2f56f4" officeooo:paragraph-rsid="032f56f4" style:font-size-asian="14pt" style:font-style-asian="normal" style:font-size-complex="14pt" style:font-style-complex="normal"/>
    </style:style>
    <style:style style:name="P27" style:family="paragraph" style:parent-style-name="Preformatted_20_Text">
      <style:paragraph-properties fo:margin-top="0cm" fo:margin-bottom="0cm" style:contextual-spacing="false" fo:line-height="100%" fo:text-align="start" style:justify-single-word="false"/>
      <style:text-properties style:font-name="Linux Libertine G" fo:font-size="14pt" fo:font-style="normal" officeooo:rsid="033d8590" officeooo:paragraph-rsid="033d8590" style:font-size-asian="14pt" style:font-style-asian="normal" style:font-size-complex="14pt" style:font-style-complex="normal"/>
    </style:style>
    <style:style style:name="P28" style:family="paragraph" style:parent-style-name="Preformatted_20_Text">
      <style:paragraph-properties fo:margin-top="0cm" fo:margin-bottom="0cm" style:contextual-spacing="false" fo:line-height="100%" fo:text-align="end" style:justify-single-word="false"/>
      <style:text-properties style:font-name="Linux Libertine G" fo:font-size="14pt" fo:font-style="normal" officeooo:rsid="033e59b3" officeooo:paragraph-rsid="033e59b3" style:font-size-asian="14pt" style:font-style-asian="normal" style:font-size-complex="14pt" style:font-style-complex="normal"/>
    </style:style>
    <style:style style:name="P29" style:family="paragraph" style:parent-style-name="Preformatted_20_Text">
      <style:paragraph-properties fo:margin-top="0cm" fo:margin-bottom="0cm" style:contextual-spacing="false" fo:line-height="100%" fo:text-align="end" style:justify-single-word="false"/>
      <style:text-properties style:font-name="Linux Libertine G" fo:font-size="9pt" fo:font-style="normal" officeooo:rsid="033a781a" officeooo:paragraph-rsid="033a781a" style:font-size-asian="9pt" style:font-style-asian="normal" style:font-size-complex="9pt" style:font-style-complex="normal"/>
    </style:style>
    <style:style style:name="P30" style:family="paragraph" style:parent-style-name="Preformatted_20_Text">
      <style:paragraph-properties fo:margin-top="0cm" fo:margin-bottom="0cm" style:contextual-spacing="false" fo:line-height="100%" fo:text-align="end" style:justify-single-word="false"/>
      <style:text-properties style:font-name="Linux Libertine G" fo:font-size="20pt" fo:font-style="normal" officeooo:rsid="032f56f4" officeooo:paragraph-rsid="032f56f4" style:font-size-asian="20pt" style:font-style-asian="normal" style:font-size-complex="20pt" style:font-style-complex="normal"/>
    </style:style>
    <style:style style:name="P31" style:family="paragraph" style:parent-style-name="Preformatted_20_Text">
      <style:paragraph-properties fo:margin-top="0cm" fo:margin-bottom="0cm" style:contextual-spacing="false" fo:line-height="100%" fo:text-align="end" style:justify-single-word="false"/>
      <style:text-properties style:font-name="Linux Libertine G" fo:font-size="13pt" officeooo:rsid="03581838" officeooo:paragraph-rsid="03581838" style:font-size-asian="13pt" style:font-size-complex="13pt"/>
    </style:style>
    <style:style style:name="P32" style:family="paragraph" style:parent-style-name="Preformatted_20_Text">
      <style:paragraph-properties fo:margin-top="0cm" fo:margin-bottom="0cm" style:contextual-spacing="false" fo:line-height="100%" fo:text-align="center" style:justify-single-word="false"/>
      <style:text-properties style:font-name="Linux Libertine G" fo:font-size="22pt" officeooo:rsid="035fbde7" officeooo:paragraph-rsid="035fbde7" style:font-size-asian="22pt" style:font-size-complex="22pt"/>
    </style:style>
    <style:style style:name="P33"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34"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35"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P36"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fo:font-size="14pt" officeooo:paragraph-rsid="02fe5792" style:font-size-asian="14pt" style:font-size-complex="14pt"/>
    </style:style>
    <style:style style:name="P37"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38" style:family="paragraph" style:parent-style-name="Preformatted_20_Text">
      <style:paragraph-properties fo:margin-top="0cm" fo:margin-bottom="0.247cm" style:contextual-spacing="false" fo:text-align="center" style:justify-single-word="false"/>
      <style:text-properties fo:font-size="14pt" officeooo:rsid="0340fd43" officeooo:paragraph-rsid="0340fd43" style:font-size-asian="14pt" style:font-size-complex="14pt"/>
    </style:style>
    <style:style style:name="P39" style:family="paragraph" style:parent-style-name="Preformatted_20_Text">
      <style:paragraph-properties fo:margin-top="0cm" fo:margin-bottom="0.247cm" style:contextual-spacing="false" fo:line-height="100%" fo:text-align="start" style:justify-single-word="false"/>
      <style:text-properties fo:font-size="14pt" officeooo:rsid="032b18a4" officeooo:paragraph-rsid="032d20fc" style:font-size-asian="14pt" style:font-size-complex="14pt"/>
    </style:style>
    <style:style style:name="P40" style:family="paragraph" style:parent-style-name="Preformatted_20_Text">
      <style:paragraph-properties fo:margin-top="0cm" fo:margin-bottom="0cm" style:contextual-spacing="false" fo:line-height="100%" fo:text-align="start" style:justify-single-word="false"/>
      <style:text-properties fo:font-size="14pt" officeooo:rsid="032b18a4" officeooo:paragraph-rsid="032d20fc" style:font-size-asian="14pt" style:font-size-complex="14pt"/>
    </style:style>
    <style:style style:name="P41" style:family="paragraph" style:parent-style-name="Preformatted_20_Text">
      <style:paragraph-properties fo:margin-top="0cm" fo:margin-bottom="0.247cm" style:contextual-spacing="false" fo:text-align="center" style:justify-single-word="false"/>
      <style:text-properties fo:font-size="14pt" officeooo:rsid="032f56f4" officeooo:paragraph-rsid="032f56f4" style:font-size-asian="14pt" style:font-size-complex="14pt"/>
    </style:style>
    <style:style style:name="P42" style:family="paragraph" style:parent-style-name="Preformatted_20_Text">
      <style:paragraph-properties fo:margin-top="0cm" fo:margin-bottom="0.247cm" style:contextual-spacing="false" fo:text-align="center" style:justify-single-word="false" fo:break-before="page"/>
      <style:text-properties fo:font-size="14pt" officeooo:rsid="032f56f4" officeooo:paragraph-rsid="032f56f4" style:font-size-asian="14pt" style:font-size-complex="14pt"/>
    </style:style>
    <style:style style:name="P43" style:family="paragraph" style:parent-style-name="Preformatted_20_Text">
      <style:paragraph-properties fo:margin-top="0cm" fo:margin-bottom="0cm" style:contextual-spacing="false" fo:line-height="100%" fo:text-align="start" style:justify-single-word="false"/>
      <style:text-properties fo:font-size="14pt" officeooo:rsid="032f56f4" officeooo:paragraph-rsid="033a781a" style:font-size-asian="14pt" style:font-size-complex="14pt"/>
    </style:style>
    <style:style style:name="P44" style:family="paragraph" style:parent-style-name="Preformatted_20_Text">
      <style:paragraph-properties fo:margin-top="0cm" fo:margin-bottom="0cm" style:contextual-spacing="false" fo:line-height="100%" fo:text-align="start" style:justify-single-word="false"/>
      <style:text-properties fo:font-size="14pt" officeooo:rsid="03581838" officeooo:paragraph-rsid="03581838" style:font-size-asian="14pt" style:font-size-complex="14pt"/>
    </style:style>
    <style:style style:name="P45" style:family="paragraph" style:parent-style-name="Preformatted_20_Text">
      <style:paragraph-properties fo:margin-top="0cm" fo:margin-bottom="0cm" style:contextual-spacing="false" fo:line-height="100%" fo:text-align="start" style:justify-single-word="false"/>
      <style:text-properties fo:font-size="14pt" officeooo:rsid="033177f9" officeooo:paragraph-rsid="033177f9" style:font-size-asian="14pt" style:font-size-complex="14pt"/>
    </style:style>
    <style:style style:name="P46" style:family="paragraph" style:parent-style-name="Preformatted_20_Text">
      <style:paragraph-properties fo:margin-top="0cm" fo:margin-bottom="0cm" style:contextual-spacing="false" fo:line-height="100%" fo:text-align="end" style:justify-single-word="false"/>
      <style:text-properties fo:font-size="14pt" officeooo:rsid="03344eb3" officeooo:paragraph-rsid="03344eb3" style:font-size-asian="14pt" style:font-size-complex="14pt"/>
    </style:style>
    <style:style style:name="P47" style:family="paragraph" style:parent-style-name="Preformatted_20_Text">
      <style:paragraph-properties fo:margin-top="0cm" fo:margin-bottom="0cm" style:contextual-spacing="false" fo:line-height="100%" fo:text-align="start" style:justify-single-word="false"/>
      <style:text-properties fo:font-size="14pt" officeooo:rsid="033f3fbc" officeooo:paragraph-rsid="033f3fbc" style:font-size-asian="14pt" style:font-size-complex="14pt"/>
    </style:style>
    <style:style style:name="P48" style:family="paragraph" style:parent-style-name="Preformatted_20_Text">
      <style:paragraph-properties fo:margin-top="0cm" fo:margin-bottom="0cm" style:contextual-spacing="false" fo:line-height="100%" fo:text-align="end" style:justify-single-word="false"/>
      <style:text-properties fo:font-size="14pt" officeooo:paragraph-rsid="0340fd43" style:font-size-asian="14pt" style:font-size-complex="14pt"/>
    </style:style>
    <style:style style:name="P49"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50"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5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5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53"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5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5"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56" style:family="paragraph" style:parent-style-name="Preformatted_20_Text">
      <style:paragraph-properties fo:margin-top="0cm" fo:margin-bottom="0.247cm" style:contextual-spacing="false" fo:text-align="center" style:justify-single-word="false"/>
      <style:text-properties fo:font-size="10pt" style:font-size-asian="10pt" style:font-size-complex="10pt"/>
    </style:style>
    <style:style style:name="P57" style:family="paragraph" style:parent-style-name="Preformatted_20_Text">
      <style:paragraph-properties fo:margin-top="0cm" fo:margin-bottom="0cm" style:contextual-spacing="false" fo:line-height="100%" fo:text-align="end" style:justify-single-word="false"/>
      <style:text-properties fo:font-size="15pt" officeooo:rsid="032b18a4" officeooo:paragraph-rsid="032d20fc" style:font-size-asian="15pt" style:font-size-complex="15pt"/>
    </style:style>
    <style:style style:name="P58" style:family="paragraph" style:parent-style-name="Preformatted_20_Text">
      <style:paragraph-properties fo:margin-top="0cm" fo:margin-bottom="0.247cm" style:contextual-spacing="false" fo:text-align="center" style:justify-single-word="false" fo:break-before="page"/>
      <style:text-properties fo:font-size="5pt" officeooo:rsid="0340fd43" officeooo:paragraph-rsid="0362deba" style:font-size-asian="5pt" style:font-size-complex="5pt"/>
    </style:style>
    <style:style style:name="P59" style:family="paragraph" style:parent-style-name="Preformatted_20_Text">
      <style:paragraph-properties fo:margin-top="0cm" fo:margin-bottom="0.247cm" style:contextual-spacing="false" fo:text-align="center" style:justify-single-word="false"/>
      <style:text-properties fo:font-size="5pt" officeooo:rsid="0340fd43" officeooo:paragraph-rsid="0362deba" style:font-size-asian="5pt" style:font-size-complex="5pt"/>
    </style:style>
    <style:style style:name="P60" style:family="paragraph" style:parent-style-name="Preformatted_20_Text">
      <style:paragraph-properties fo:margin-top="0cm" fo:margin-bottom="0.247cm" style:contextual-spacing="false" fo:text-align="center" style:justify-single-word="false"/>
      <style:text-properties fo:font-size="5pt" officeooo:paragraph-rsid="0362deba" style:font-size-asian="5pt" style:font-size-complex="5pt"/>
    </style:style>
    <style:style style:name="P61" style:family="paragraph" style:parent-style-name="Preformatted_20_Text">
      <style:paragraph-properties fo:margin-top="0cm" fo:margin-bottom="0.247cm" style:contextual-spacing="false" fo:text-align="center" style:justify-single-word="false"/>
      <style:text-properties fo:font-size="9pt" style:font-size-asian="9pt" style:font-size-complex="9pt"/>
    </style:style>
    <style:style style:name="P62" style:family="paragraph" style:parent-style-name="Preformatted_20_Text">
      <style:paragraph-properties fo:margin-top="0cm" fo:margin-bottom="0.247cm" style:contextual-spacing="false" fo:text-align="center" style:justify-single-word="false" fo:break-before="page"/>
      <style:text-properties fo:font-size="9pt" officeooo:paragraph-rsid="03496110" style:font-size-asian="9pt" style:font-size-complex="9pt"/>
    </style:style>
    <style:style style:name="P63" style:family="paragraph" style:parent-style-name="Preformatted_20_Text">
      <style:paragraph-properties fo:margin-top="0cm" fo:margin-bottom="0cm" style:contextual-spacing="false" fo:line-height="100%" fo:text-align="start" style:justify-single-word="false"/>
      <style:text-properties style:font-name="Linux Libertine G" fo:font-size="14pt" officeooo:rsid="035c2b83" officeooo:paragraph-rsid="035c2b83" style:font-size-asian="12.25pt" style:font-size-complex="14pt"/>
    </style:style>
    <style:style style:name="P64" style:family="paragraph" style:parent-style-name="Preformatted_20_Text">
      <style:paragraph-properties fo:margin-top="0cm" fo:margin-bottom="0.247cm" style:contextual-spacing="false" fo:line-height="150%" fo:text-align="start" style:justify-single-word="false"/>
      <style:text-properties style:font-name="Linux Libertine G" fo:font-size="14pt" officeooo:rsid="0372d660" officeooo:paragraph-rsid="0372d660" style:font-size-asian="12.25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fo:font-size="10pt" style:font-size-asian="10pt" style:font-size-complex="10pt"/>
    </style:style>
    <style:style style:name="T248" style:family="text">
      <style:text-properties officeooo:rsid="01b4cd28"/>
    </style:style>
    <style:style style:name="T249" style:family="text">
      <style:text-properties officeooo:rsid="01b8f281"/>
    </style:style>
    <style:style style:name="T250" style:family="text">
      <style:text-properties officeooo:rsid="01bba912"/>
    </style:style>
    <style:style style:name="T251" style:family="text">
      <style:text-properties officeooo:rsid="01beb636"/>
    </style:style>
    <style:style style:name="T252" style:family="text">
      <style:text-properties officeooo:rsid="01beb9a8"/>
    </style:style>
    <style:style style:name="T253" style:family="text">
      <style:text-properties officeooo:rsid="01c0e382"/>
    </style:style>
    <style:style style:name="T254" style:family="text">
      <style:text-properties officeooo:rsid="01c42699"/>
    </style:style>
    <style:style style:name="T255" style:family="text">
      <style:text-properties officeooo:rsid="01c95239"/>
    </style:style>
    <style:style style:name="T256" style:family="text">
      <style:text-properties officeooo:rsid="01c9b238"/>
    </style:style>
    <style:style style:name="T257" style:family="text">
      <style:text-properties officeooo:rsid="01cb945f"/>
    </style:style>
    <style:style style:name="T258" style:family="text">
      <style:text-properties officeooo:rsid="01cd8c93"/>
    </style:style>
    <style:style style:name="T259" style:family="text">
      <style:text-properties officeooo:rsid="01cdcd60"/>
    </style:style>
    <style:style style:name="T260" style:family="text">
      <style:text-properties officeooo:rsid="01d2f68a"/>
    </style:style>
    <style:style style:name="T261" style:family="text">
      <style:text-properties officeooo:rsid="01d4347a"/>
    </style:style>
    <style:style style:name="T262" style:family="text">
      <style:text-properties officeooo:rsid="01d6243e"/>
    </style:style>
    <style:style style:name="T263" style:family="text">
      <style:text-properties officeooo:rsid="01dc50cb"/>
    </style:style>
    <style:style style:name="T264" style:family="text">
      <style:text-properties officeooo:rsid="019ad410"/>
    </style:style>
    <style:style style:name="T265" style:family="text">
      <style:text-properties officeooo:rsid="01e4a942"/>
    </style:style>
    <style:style style:name="T266" style:family="text">
      <style:text-properties officeooo:rsid="01e4f798"/>
    </style:style>
    <style:style style:name="T267" style:family="text">
      <style:text-properties style:font-name="Linux Libertine G" fo:font-style="normal" style:font-style-asian="normal" style:font-style-complex="normal"/>
    </style:style>
    <style:style style:name="T268" style:family="text">
      <style:text-properties style:font-name="Linux Libertine G" fo:font-style="normal" officeooo:rsid="01df3a50" style:font-style-asian="normal" style:font-style-complex="normal"/>
    </style:style>
    <style:style style:name="T269" style:family="text">
      <style:text-properties style:font-name="Linux Libertine G" fo:font-style="normal" officeooo:rsid="01e09482" style:font-style-asian="normal" style:font-style-complex="normal"/>
    </style:style>
    <style:style style:name="T270" style:family="text">
      <style:text-properties style:font-name="Linux Libertine G" fo:font-style="normal" officeooo:rsid="01e19997" style:font-style-asian="normal" style:font-style-complex="normal"/>
    </style:style>
    <style:style style:name="T271" style:family="text">
      <style:text-properties style:font-name="Linux Libertine G" fo:font-style="normal" officeooo:rsid="01e5df30" style:font-style-asian="normal" style:font-style-complex="normal"/>
    </style:style>
    <style:style style:name="T272" style:family="text">
      <style:text-properties style:font-name="Linux Libertine G" fo:font-style="normal" officeooo:rsid="01e604ec" style:font-style-asian="normal" style:font-style-complex="normal"/>
    </style:style>
    <style:style style:name="T273" style:family="text">
      <style:text-properties style:font-name="Linux Libertine G" fo:font-style="normal" officeooo:rsid="01e6d7c4" style:font-style-asian="normal" style:font-style-complex="normal"/>
    </style:style>
    <style:style style:name="T274" style:family="text">
      <style:text-properties style:font-name="Linux Libertine G" fo:font-style="normal" officeooo:rsid="01ec8adf" style:font-style-asian="normal" style:font-style-complex="normal"/>
    </style:style>
    <style:style style:name="T275" style:family="text">
      <style:text-properties style:font-name="Linux Libertine G" fo:font-style="normal" officeooo:rsid="01ecf0b2" style:font-style-asian="normal" style:font-style-complex="normal"/>
    </style:style>
    <style:style style:name="T276" style:family="text">
      <style:text-properties style:font-name="Linux Libertine G" fo:font-style="normal" officeooo:rsid="01ed1248" style:font-style-asian="normal" style:font-style-complex="normal"/>
    </style:style>
    <style:style style:name="T277" style:family="text">
      <style:text-properties style:font-name="Linux Libertine G" fo:font-style="normal" officeooo:rsid="01ed8642" style:font-style-asian="normal" style:font-style-complex="normal"/>
    </style:style>
    <style:style style:name="T278" style:family="text">
      <style:text-properties style:font-name="Linux Libertine G" fo:font-style="normal" officeooo:rsid="01f10d6c" style:font-style-asian="normal" style:font-style-complex="normal"/>
    </style:style>
    <style:style style:name="T279" style:family="text">
      <style:text-properties style:font-name="Linux Libertine G" fo:font-style="normal" officeooo:rsid="01f25540" style:font-style-asian="normal" style:font-style-complex="normal"/>
    </style:style>
    <style:style style:name="T280" style:family="text">
      <style:text-properties style:font-name="Linux Libertine G" fo:font-style="normal" officeooo:rsid="01f38634" style:font-style-asian="normal" style:font-style-complex="normal"/>
    </style:style>
    <style:style style:name="T281" style:family="text">
      <style:text-properties style:font-name="Linux Libertine G" fo:font-style="normal" officeooo:rsid="01f65062" style:font-style-asian="normal" style:font-style-complex="normal"/>
    </style:style>
    <style:style style:name="T282" style:family="text">
      <style:text-properties style:font-name="Linux Libertine G" fo:font-style="normal" officeooo:rsid="01fac066" style:font-style-asian="normal" style:font-style-complex="normal"/>
    </style:style>
    <style:style style:name="T283" style:family="text">
      <style:text-properties style:font-name="Linux Libertine G" fo:font-style="normal" officeooo:rsid="01fbc5d6" style:font-style-asian="normal" style:font-style-complex="normal"/>
    </style:style>
    <style:style style:name="T284" style:family="text">
      <style:text-properties style:font-name="Linux Libertine G" fo:font-style="normal" officeooo:rsid="01fc9c74" style:font-style-asian="normal" style:font-style-complex="normal"/>
    </style:style>
    <style:style style:name="T285" style:family="text">
      <style:text-properties style:font-name="Linux Libertine G" fo:font-style="normal" officeooo:rsid="01fe0166" style:font-style-asian="normal" style:font-style-complex="normal"/>
    </style:style>
    <style:style style:name="T286" style:family="text">
      <style:text-properties style:font-name="Linux Libertine G" fo:font-style="normal" officeooo:rsid="01ffffb2" style:font-style-asian="normal" style:font-style-complex="normal"/>
    </style:style>
    <style:style style:name="T287" style:family="text">
      <style:text-properties style:font-name="Linux Libertine G" fo:font-style="normal" officeooo:rsid="02012514" style:font-style-asian="normal" style:font-style-complex="normal"/>
    </style:style>
    <style:style style:name="T288" style:family="text">
      <style:text-properties style:font-name="Linux Libertine G" fo:font-style="normal" officeooo:rsid="0202592d" style:font-style-asian="normal" style:font-style-complex="normal"/>
    </style:style>
    <style:style style:name="T289" style:family="text">
      <style:text-properties style:font-name="Linux Libertine G" fo:font-style="normal" officeooo:rsid="020331e9" style:font-style-asian="normal" style:font-style-complex="normal"/>
    </style:style>
    <style:style style:name="T290" style:family="text">
      <style:text-properties style:font-name="Linux Libertine G" fo:font-style="normal" officeooo:rsid="0203326b" style:font-style-asian="normal" style:font-style-complex="normal"/>
    </style:style>
    <style:style style:name="T291" style:family="text">
      <style:text-properties style:font-name="Linux Libertine G" fo:font-style="normal" officeooo:rsid="0204dbe1" style:font-style-asian="normal" style:font-style-complex="normal"/>
    </style:style>
    <style:style style:name="T292" style:family="text">
      <style:text-properties style:font-name="Linux Libertine G" fo:font-style="normal" officeooo:rsid="02062df2" style:font-style-asian="normal" style:font-style-complex="normal"/>
    </style:style>
    <style:style style:name="T293" style:family="text">
      <style:text-properties style:font-name="Linux Libertine G" fo:font-style="normal" officeooo:rsid="020c8fbc" style:font-style-asian="normal" style:font-style-complex="normal"/>
    </style:style>
    <style:style style:name="T294" style:family="text">
      <style:text-properties style:font-name="Linux Libertine G" fo:font-style="normal" officeooo:rsid="020f8ad1" style:font-style-asian="normal" style:font-style-complex="normal"/>
    </style:style>
    <style:style style:name="T295" style:family="text">
      <style:text-properties style:font-name="Linux Libertine G" fo:font-style="normal" officeooo:rsid="0212ec44" style:font-style-asian="normal" style:font-style-complex="normal"/>
    </style:style>
    <style:style style:name="T296" style:family="text">
      <style:text-properties style:font-name="Linux Libertine G" fo:font-style="normal" officeooo:rsid="02139e84" style:font-style-asian="normal" style:font-style-complex="normal"/>
    </style:style>
    <style:style style:name="T297" style:family="text">
      <style:text-properties style:font-name="Linux Libertine G" fo:font-style="normal" officeooo:rsid="0214fef8" style:font-style-asian="normal" style:font-style-complex="normal"/>
    </style:style>
    <style:style style:name="T298" style:family="text">
      <style:text-properties style:font-name="Linux Libertine G" fo:font-style="normal" officeooo:rsid="02180f17" style:font-style-asian="normal" style:font-style-complex="normal"/>
    </style:style>
    <style:style style:name="T299" style:family="text">
      <style:text-properties style:font-name="Linux Libertine G" fo:font-style="normal" officeooo:rsid="0219a110" style:font-style-asian="normal" style:font-style-complex="normal"/>
    </style:style>
    <style:style style:name="T300" style:family="text">
      <style:text-properties style:font-name="Linux Libertine G" fo:font-style="normal" officeooo:rsid="021cff54" style:font-style-asian="normal" style:font-style-complex="normal"/>
    </style:style>
    <style:style style:name="T301" style:family="text">
      <style:text-properties style:font-name="Linux Libertine G" fo:font-style="normal" officeooo:rsid="021e44ce" style:font-style-asian="normal" style:font-style-complex="normal"/>
    </style:style>
    <style:style style:name="T302" style:family="text">
      <style:text-properties style:font-name="Linux Libertine G" fo:font-style="normal" officeooo:rsid="02202e4a" style:font-style-asian="normal" style:font-style-complex="normal"/>
    </style:style>
    <style:style style:name="T303" style:family="text">
      <style:text-properties style:font-name="Linux Libertine G" fo:font-style="normal" officeooo:rsid="02221971" style:font-style-asian="normal" style:font-style-complex="normal"/>
    </style:style>
    <style:style style:name="T304" style:family="text">
      <style:text-properties style:font-name="Linux Libertine G" fo:font-style="normal" officeooo:rsid="0223a3d4" style:font-style-asian="normal" style:font-style-complex="normal"/>
    </style:style>
    <style:style style:name="T305" style:family="text">
      <style:text-properties style:font-name="Linux Libertine G" fo:font-style="normal" officeooo:rsid="0223dd95" style:font-style-asian="normal" style:font-style-complex="normal"/>
    </style:style>
    <style:style style:name="T306" style:family="text">
      <style:text-properties style:font-name="Linux Libertine G" fo:font-style="normal" officeooo:rsid="0223ff9a" style:font-style-asian="normal" style:font-style-complex="normal"/>
    </style:style>
    <style:style style:name="T307" style:family="text">
      <style:text-properties style:font-name="Linux Libertine G" fo:font-style="normal" officeooo:rsid="02244e78" style:font-style-asian="normal" style:font-style-complex="normal"/>
    </style:style>
    <style:style style:name="T308" style:family="text">
      <style:text-properties style:font-name="Linux Libertine G" fo:font-style="normal" officeooo:rsid="02272c90" style:font-style-asian="normal" style:font-style-complex="normal"/>
    </style:style>
    <style:style style:name="T309" style:family="text">
      <style:text-properties style:font-name="Linux Libertine G" fo:font-style="normal" officeooo:rsid="02281da9" style:font-style-asian="normal" style:font-style-complex="normal"/>
    </style:style>
    <style:style style:name="T310" style:family="text">
      <style:text-properties style:font-name="Linux Libertine G" fo:font-style="normal" officeooo:rsid="022aa090" style:font-style-asian="normal" style:font-style-complex="normal"/>
    </style:style>
    <style:style style:name="T311" style:family="text">
      <style:text-properties style:font-name="Linux Libertine G" fo:font-style="normal" officeooo:rsid="022ccd6c" style:font-style-asian="normal" style:font-style-complex="normal"/>
    </style:style>
    <style:style style:name="T312" style:family="text">
      <style:text-properties style:font-name="Linux Libertine G" fo:font-style="normal" officeooo:rsid="0230d2b6" style:font-style-asian="normal" style:font-style-complex="normal"/>
    </style:style>
    <style:style style:name="T313" style:family="text">
      <style:text-properties style:font-name="Linux Libertine G" fo:font-style="normal" officeooo:rsid="02316d61" style:font-style-asian="normal" style:font-style-complex="normal"/>
    </style:style>
    <style:style style:name="T314" style:family="text">
      <style:text-properties style:font-name="Linux Libertine G" fo:font-style="normal" officeooo:rsid="0239cd7f" style:font-style-asian="normal" style:font-style-complex="normal"/>
    </style:style>
    <style:style style:name="T315" style:family="text">
      <style:text-properties style:font-name="Linux Libertine G" fo:font-style="normal" officeooo:rsid="0242052c" style:font-style-asian="normal" style:font-style-complex="normal"/>
    </style:style>
    <style:style style:name="T316" style:family="text">
      <style:text-properties style:font-name="Linux Libertine G" fo:font-style="normal" officeooo:rsid="0244ec97" style:font-style-asian="normal" style:font-style-complex="normal"/>
    </style:style>
    <style:style style:name="T317" style:family="text">
      <style:text-properties style:font-name="Linux Libertine G" fo:font-style="normal" officeooo:rsid="02454db2" style:font-style-asian="normal" style:font-style-complex="normal"/>
    </style:style>
    <style:style style:name="T318" style:family="text">
      <style:text-properties style:font-name="Linux Libertine G" fo:font-style="normal" officeooo:rsid="02467647" style:font-style-asian="normal" style:font-style-complex="normal"/>
    </style:style>
    <style:style style:name="T319" style:family="text">
      <style:text-properties style:font-name="Linux Libertine G" fo:font-style="normal" officeooo:rsid="02473e78" style:font-style-asian="normal" style:font-style-complex="normal"/>
    </style:style>
    <style:style style:name="T320" style:family="text">
      <style:text-properties style:font-name="Linux Libertine G" fo:font-style="normal" officeooo:rsid="02484cb8" style:font-style-asian="normal" style:font-style-complex="normal"/>
    </style:style>
    <style:style style:name="T321" style:family="text">
      <style:text-properties style:font-name="Linux Libertine G" fo:font-style="normal" officeooo:rsid="02484ee1" style:font-style-asian="normal" style:font-style-complex="normal"/>
    </style:style>
    <style:style style:name="T322" style:family="text">
      <style:text-properties style:font-name="Linux Libertine G" fo:font-style="normal" officeooo:rsid="0248c9ce" style:font-style-asian="normal" style:font-style-complex="normal"/>
    </style:style>
    <style:style style:name="T323" style:family="text">
      <style:text-properties style:font-name="Linux Libertine G" fo:font-style="normal" officeooo:rsid="02571692" style:font-style-asian="normal" style:font-style-complex="normal"/>
    </style:style>
    <style:style style:name="T324" style:family="text">
      <style:text-properties style:font-name="Linux Libertine G" fo:font-style="normal" officeooo:rsid="02591240" style:font-style-asian="normal" style:font-style-complex="normal"/>
    </style:style>
    <style:style style:name="T325" style:family="text">
      <style:text-properties style:font-name="Linux Libertine G" fo:font-style="normal" officeooo:rsid="0259198d" style:font-style-asian="normal" style:font-style-complex="normal"/>
    </style:style>
    <style:style style:name="T326" style:family="text">
      <style:text-properties style:font-name="Linux Libertine G" fo:font-style="normal" officeooo:rsid="0259aa9b" style:font-style-asian="normal" style:font-style-complex="normal"/>
    </style:style>
    <style:style style:name="T327" style:family="text">
      <style:text-properties style:font-name="Linux Libertine G" fo:font-style="normal" officeooo:rsid="025aedec" style:font-style-asian="normal" style:font-style-complex="normal"/>
    </style:style>
    <style:style style:name="T328" style:family="text">
      <style:text-properties style:font-name="Linux Libertine G" fo:font-style="normal" officeooo:rsid="025ddcca" style:font-style-asian="normal" style:font-style-complex="normal"/>
    </style:style>
    <style:style style:name="T329" style:family="text">
      <style:text-properties style:font-name="Linux Libertine G" fo:font-style="normal" officeooo:rsid="025ee16d" style:font-style-asian="normal" style:font-style-complex="normal"/>
    </style:style>
    <style:style style:name="T330" style:family="text">
      <style:text-properties style:font-name="Linux Libertine G" fo:font-style="normal" officeooo:rsid="0261860f" style:font-style-asian="normal" style:font-style-complex="normal"/>
    </style:style>
    <style:style style:name="T331" style:family="text">
      <style:text-properties style:font-name="Linux Libertine G" fo:font-style="normal" officeooo:rsid="0262be41" style:font-style-asian="normal" style:font-style-complex="normal"/>
    </style:style>
    <style:style style:name="T332" style:family="text">
      <style:text-properties style:font-name="Linux Libertine G" fo:font-style="normal" officeooo:rsid="0264c925" style:font-style-asian="normal" style:font-style-complex="normal"/>
    </style:style>
    <style:style style:name="T333" style:family="text">
      <style:text-properties style:font-name="Linux Libertine G" fo:font-style="normal" officeooo:rsid="026c6d3d" style:font-style-asian="normal" style:font-style-complex="normal"/>
    </style:style>
    <style:style style:name="T334" style:family="text">
      <style:text-properties style:font-name="Linux Libertine G" fo:font-style="normal" officeooo:rsid="02766c34" style:font-style-asian="normal" style:font-style-complex="normal"/>
    </style:style>
    <style:style style:name="T335" style:family="text">
      <style:text-properties style:font-name="Linux Libertine G" fo:font-style="normal" officeooo:rsid="02770bbe" style:font-style-asian="normal" style:font-style-complex="normal"/>
    </style:style>
    <style:style style:name="T336" style:family="text">
      <style:text-properties style:font-name="Linux Libertine G" fo:font-style="normal" officeooo:rsid="0277ebae" style:font-style-asian="normal" style:font-style-complex="normal"/>
    </style:style>
    <style:style style:name="T337" style:family="text">
      <style:text-properties style:font-name="Linux Libertine G" fo:font-style="normal" officeooo:rsid="02793979" style:font-style-asian="normal" style:font-style-complex="normal"/>
    </style:style>
    <style:style style:name="T338" style:family="text">
      <style:text-properties style:font-name="Linux Libertine G" fo:font-style="normal" officeooo:rsid="02794f68" style:font-style-asian="normal" style:font-style-complex="normal"/>
    </style:style>
    <style:style style:name="T339" style:family="text">
      <style:text-properties style:font-name="Linux Libertine G" fo:font-style="normal" officeooo:rsid="027b1c9a" style:font-style-asian="normal" style:font-style-complex="normal"/>
    </style:style>
    <style:style style:name="T340" style:family="text">
      <style:text-properties style:font-name="Linux Libertine G" fo:font-style="normal" officeooo:rsid="027cdc7f" style:font-style-asian="normal" style:font-style-complex="normal"/>
    </style:style>
    <style:style style:name="T341" style:family="text">
      <style:text-properties style:font-name="Linux Libertine G" fo:font-style="normal" officeooo:rsid="027df94b" style:font-style-asian="normal" style:font-style-complex="normal"/>
    </style:style>
    <style:style style:name="T342" style:family="text">
      <style:text-properties style:font-name="Linux Libertine G" fo:font-style="normal" officeooo:rsid="027e5447" style:font-style-asian="normal" style:font-style-complex="normal"/>
    </style:style>
    <style:style style:name="T343" style:family="text">
      <style:text-properties style:font-name="Linux Libertine G" fo:font-style="normal" officeooo:rsid="029e5131" style:font-style-asian="normal" style:font-style-complex="normal"/>
    </style:style>
    <style:style style:name="T344" style:family="text">
      <style:text-properties style:font-name="Linux Libertine G" fo:font-style="normal" officeooo:rsid="02a00aaf" style:font-style-asian="normal" style:font-style-complex="normal"/>
    </style:style>
    <style:style style:name="T345" style:family="text">
      <style:text-properties style:font-name="Linux Libertine G" fo:font-style="normal" officeooo:rsid="02a0362b" style:font-style-asian="normal" style:font-style-complex="normal"/>
    </style:style>
    <style:style style:name="T346" style:family="text">
      <style:text-properties style:font-name="Linux Libertine G" fo:font-style="normal" officeooo:rsid="02a232ef" style:font-style-asian="normal" style:font-style-complex="normal"/>
    </style:style>
    <style:style style:name="T347" style:family="text">
      <style:text-properties style:font-name="Linux Libertine G" fo:font-style="normal" officeooo:rsid="02a390ec" style:font-style-asian="normal" style:font-style-complex="normal"/>
    </style:style>
    <style:style style:name="T348" style:family="text">
      <style:text-properties style:font-name="Linux Libertine G" fo:font-style="normal" officeooo:rsid="02a4963f" style:font-style-asian="normal" style:font-style-complex="normal"/>
    </style:style>
    <style:style style:name="T349" style:family="text">
      <style:text-properties style:font-name="Linux Libertine G" fo:font-style="normal" officeooo:rsid="02a4f457" style:font-style-asian="normal" style:font-style-complex="normal"/>
    </style:style>
    <style:style style:name="T350" style:family="text">
      <style:text-properties style:font-name="Linux Libertine G" fo:font-style="normal" officeooo:rsid="02b3d787" style:font-style-asian="normal" style:font-style-complex="normal"/>
    </style:style>
    <style:style style:name="T351" style:family="text">
      <style:text-properties style:font-name="Linux Libertine G" fo:font-style="normal" officeooo:rsid="02b4cf35" style:font-style-asian="normal" style:font-style-complex="normal"/>
    </style:style>
    <style:style style:name="T352" style:family="text">
      <style:text-properties style:font-name="Linux Libertine G" fo:font-style="normal" officeooo:rsid="02b6145e" style:font-style-asian="normal" style:font-style-complex="normal"/>
    </style:style>
    <style:style style:name="T353" style:family="text">
      <style:text-properties style:font-name="Linux Libertine G" fo:font-style="normal" officeooo:rsid="02b7deb3" style:font-style-asian="normal" style:font-style-complex="normal"/>
    </style:style>
    <style:style style:name="T354" style:family="text">
      <style:text-properties style:font-name="Linux Libertine G" fo:font-style="normal" officeooo:rsid="02baa97f" style:font-style-asian="normal" style:font-style-complex="normal"/>
    </style:style>
    <style:style style:name="T355" style:family="text">
      <style:text-properties style:font-name="Linux Libertine G" fo:font-style="normal" officeooo:rsid="02bb1631" style:font-style-asian="normal" style:font-style-complex="normal"/>
    </style:style>
    <style:style style:name="T356" style:family="text">
      <style:text-properties style:font-name="Linux Libertine G" fo:font-style="normal" officeooo:rsid="02c929c5" style:font-style-asian="normal" style:font-style-complex="normal"/>
    </style:style>
    <style:style style:name="T357" style:family="text">
      <style:text-properties style:font-name="Linux Libertine G" fo:font-style="normal" officeooo:rsid="02caa8ea" style:font-style-asian="normal" style:font-style-complex="normal"/>
    </style:style>
    <style:style style:name="T358" style:family="text">
      <style:text-properties style:font-name="Linux Libertine G" fo:font-style="normal" officeooo:rsid="02cc7e43" style:font-style-asian="normal" style:font-style-complex="normal"/>
    </style:style>
    <style:style style:name="T359" style:family="text">
      <style:text-properties style:font-name="Linux Libertine G" fo:font-style="normal" officeooo:rsid="02ccd79c" style:font-style-asian="normal" style:font-style-complex="normal"/>
    </style:style>
    <style:style style:name="T360" style:family="text">
      <style:text-properties style:font-name="Linux Libertine G" fo:font-style="normal" officeooo:rsid="02ceb67a" style:font-style-asian="normal" style:font-style-complex="normal"/>
    </style:style>
    <style:style style:name="T361" style:family="text">
      <style:text-properties style:font-name="Linux Libertine G" fo:font-style="normal" officeooo:rsid="02d0255e" style:font-style-asian="normal" style:font-style-complex="normal"/>
    </style:style>
    <style:style style:name="T362" style:family="text">
      <style:text-properties style:font-name="Linux Libertine G" fo:font-style="normal" officeooo:rsid="02d1e6e7" style:font-style-asian="normal" style:font-style-complex="normal"/>
    </style:style>
    <style:style style:name="T363" style:family="text">
      <style:text-properties style:font-name="Linux Libertine G" fo:font-style="normal" officeooo:rsid="02d3c7fc" style:font-style-asian="normal" style:font-style-complex="normal"/>
    </style:style>
    <style:style style:name="T364" style:family="text">
      <style:text-properties style:font-name="Linux Libertine G" fo:font-style="normal" officeooo:rsid="02d84a19" style:font-style-asian="normal" style:font-style-complex="normal"/>
    </style:style>
    <style:style style:name="T365" style:family="text">
      <style:text-properties style:font-name="Linux Libertine G" fo:font-style="normal" officeooo:rsid="02d92a3a" style:font-style-asian="normal" style:font-style-complex="normal"/>
    </style:style>
    <style:style style:name="T366" style:family="text">
      <style:text-properties style:font-name="Linux Libertine G" fo:font-style="normal" officeooo:rsid="02daaa91" style:font-style-asian="normal" style:font-style-complex="normal"/>
    </style:style>
    <style:style style:name="T367" style:family="text">
      <style:text-properties style:font-name="Linux Libertine G" fo:font-style="normal" officeooo:rsid="02dc949c" style:font-style-asian="normal" style:font-style-complex="normal"/>
    </style:style>
    <style:style style:name="T368" style:family="text">
      <style:text-properties style:font-name="Linux Libertine G" fo:font-style="normal" officeooo:rsid="02de8002" style:font-style-asian="normal" style:font-style-complex="normal"/>
    </style:style>
    <style:style style:name="T369" style:family="text">
      <style:text-properties style:font-name="Linux Libertine G" fo:font-style="normal" officeooo:rsid="02dedf29" style:font-style-asian="normal" style:font-style-complex="normal"/>
    </style:style>
    <style:style style:name="T370" style:family="text">
      <style:text-properties style:font-name="Linux Libertine G" fo:font-style="normal" officeooo:rsid="02df6ac4" style:font-style-asian="normal" style:font-style-complex="normal"/>
    </style:style>
    <style:style style:name="T371" style:family="text">
      <style:text-properties style:font-name="Linux Libertine G" fo:font-style="normal" officeooo:rsid="02e0f5ab" style:font-style-asian="normal" style:font-style-complex="normal"/>
    </style:style>
    <style:style style:name="T372" style:family="text">
      <style:text-properties style:font-name="Linux Libertine G" fo:font-style="normal" officeooo:rsid="02e29628" style:font-style-asian="normal" style:font-style-complex="normal"/>
    </style:style>
    <style:style style:name="T373" style:family="text">
      <style:text-properties style:font-name="Linux Libertine G" fo:font-style="normal" officeooo:rsid="02e49a69" style:font-style-asian="normal" style:font-style-complex="normal"/>
    </style:style>
    <style:style style:name="T374" style:family="text">
      <style:text-properties style:font-name="Linux Libertine G" fo:font-style="normal" officeooo:rsid="02e8e8e6" style:font-style-asian="normal" style:font-style-complex="normal"/>
    </style:style>
    <style:style style:name="T375" style:family="text">
      <style:text-properties style:font-name="Linux Libertine G" fo:font-style="normal" officeooo:rsid="02e9a0dd" style:font-style-asian="normal" style:font-style-complex="normal"/>
    </style:style>
    <style:style style:name="T376" style:family="text">
      <style:text-properties style:font-name="Linux Libertine G" fo:font-style="normal" officeooo:rsid="02ea9d75" style:font-style-asian="normal" style:font-style-complex="normal"/>
    </style:style>
    <style:style style:name="T377" style:family="text">
      <style:text-properties style:font-name="Linux Libertine G" fo:font-style="normal" officeooo:rsid="02ebe7f5" style:font-style-asian="normal" style:font-style-complex="normal"/>
    </style:style>
    <style:style style:name="T378" style:family="text">
      <style:text-properties style:font-name="Linux Libertine G" fo:font-style="normal" officeooo:rsid="02ed62b8" style:font-style-asian="normal" style:font-style-complex="normal"/>
    </style:style>
    <style:style style:name="T379" style:family="text">
      <style:text-properties style:font-name="Linux Libertine G" fo:font-style="normal" officeooo:rsid="02efb542" style:font-style-asian="normal" style:font-style-complex="normal"/>
    </style:style>
    <style:style style:name="T380" style:family="text">
      <style:text-properties style:font-name="Linux Libertine G" fo:font-style="normal" officeooo:rsid="02efbf9b" style:font-style-asian="normal" style:font-style-complex="normal"/>
    </style:style>
    <style:style style:name="T381" style:family="text">
      <style:text-properties style:font-name="Linux Libertine G" fo:font-style="normal" officeooo:rsid="02f34d19" style:font-style-asian="normal" style:font-style-complex="normal"/>
    </style:style>
    <style:style style:name="T382" style:family="text">
      <style:text-properties style:font-name="Linux Libertine G" fo:font-style="normal" officeooo:rsid="02f50949" style:font-style-asian="normal" style:font-style-complex="normal"/>
    </style:style>
    <style:style style:name="T383" style:family="text">
      <style:text-properties style:font-name="Linux Libertine G" fo:font-style="normal" officeooo:rsid="02f60407" style:font-style-asian="normal" style:font-style-complex="normal"/>
    </style:style>
    <style:style style:name="T384" style:family="text">
      <style:text-properties style:font-name="Linux Libertine G" fo:font-style="normal" officeooo:rsid="02f6b622" style:font-style-asian="normal" style:font-style-complex="normal"/>
    </style:style>
    <style:style style:name="T385" style:family="text">
      <style:text-properties style:font-name="Linux Libertine G" fo:font-style="normal" officeooo:rsid="02f82b22" style:font-style-asian="normal" style:font-style-complex="normal"/>
    </style:style>
    <style:style style:name="T386" style:family="text">
      <style:text-properties style:font-name="Linux Libertine G" fo:font-style="normal" officeooo:rsid="02fbebfd" style:font-style-asian="normal" style:font-style-complex="normal"/>
    </style:style>
    <style:style style:name="T387" style:family="text">
      <style:text-properties style:font-name="Linux Libertine G" fo:font-style="normal" officeooo:rsid="03023030" style:font-style-asian="normal" style:font-style-complex="normal"/>
    </style:style>
    <style:style style:name="T388" style:family="text">
      <style:text-properties style:font-name="Linux Libertine G" fo:font-style="normal" officeooo:rsid="03083a16" style:font-style-asian="normal" style:font-style-complex="normal"/>
    </style:style>
    <style:style style:name="T389" style:family="text">
      <style:text-properties style:font-name="Linux Libertine G" fo:font-style="normal" officeooo:rsid="030aa7f2" style:font-style-asian="normal" style:font-style-complex="normal"/>
    </style:style>
    <style:style style:name="T390" style:family="text">
      <style:text-properties style:font-name="Linux Libertine G" fo:font-style="normal" officeooo:rsid="030bba07" style:font-style-asian="normal" style:font-style-complex="normal"/>
    </style:style>
    <style:style style:name="T391" style:family="text">
      <style:text-properties style:font-name="Linux Libertine G" fo:font-style="normal" officeooo:rsid="030de711" style:font-style-asian="normal" style:font-style-complex="normal"/>
    </style:style>
    <style:style style:name="T392" style:family="text">
      <style:text-properties style:font-name="Linux Libertine G" fo:font-style="normal" officeooo:rsid="030ee3dd" style:font-style-asian="normal" style:font-style-complex="normal"/>
    </style:style>
    <style:style style:name="T393" style:family="text">
      <style:text-properties style:font-name="Linux Libertine G" fo:font-style="normal" officeooo:rsid="0310366a" style:font-style-asian="normal" style:font-style-complex="normal"/>
    </style:style>
    <style:style style:name="T394" style:family="text">
      <style:text-properties style:font-name="Linux Libertine G" fo:font-style="normal" officeooo:rsid="0311fb98" style:font-style-asian="normal" style:font-style-complex="normal"/>
    </style:style>
    <style:style style:name="T395" style:family="text">
      <style:text-properties style:font-name="Linux Libertine G" fo:font-style="normal" officeooo:rsid="03136f77" style:font-style-asian="normal" style:font-style-complex="normal"/>
    </style:style>
    <style:style style:name="T396" style:family="text">
      <style:text-properties style:font-name="Linux Libertine G" fo:font-style="normal" officeooo:rsid="031710a0" style:font-style-asian="normal" style:font-style-complex="normal"/>
    </style:style>
    <style:style style:name="T397" style:family="text">
      <style:text-properties style:font-name="Linux Libertine G" fo:font-style="normal" officeooo:rsid="032d08f2" style:font-style-asian="normal" style:font-style-complex="normal"/>
    </style:style>
    <style:style style:name="T398" style:family="text">
      <style:text-properties style:font-name="Linux Libertine G" fo:font-style="normal" officeooo:rsid="0330fde7" style:font-style-asian="normal" style:font-style-complex="normal"/>
    </style:style>
    <style:style style:name="T399" style:family="text">
      <style:text-properties style:font-name="Linux Libertine G" fo:font-style="normal" officeooo:rsid="0335abf6" style:font-style-asian="normal" style:font-style-complex="normal"/>
    </style:style>
    <style:style style:name="T400" style:family="text">
      <style:text-properties style:font-name="Linux Libertine G" fo:font-style="normal" officeooo:rsid="0338cc92" style:font-style-asian="normal" style:font-style-complex="normal"/>
    </style:style>
    <style:style style:name="T401" style:family="text">
      <style:text-properties style:font-name="Linux Libertine G" fo:font-style="normal" officeooo:rsid="033fc745" style:font-style-asian="normal" style:font-style-complex="normal"/>
    </style:style>
    <style:style style:name="T402" style:family="text">
      <style:text-properties style:font-name="Linux Libertine G" fo:font-style="normal" officeooo:rsid="0340fd43" style:font-style-asian="normal" style:font-style-complex="normal"/>
    </style:style>
    <style:style style:name="T403" style:family="text">
      <style:text-properties style:font-name="Linux Libertine G" fo:font-style="normal" officeooo:rsid="03509791" style:font-style-asian="normal" style:font-style-complex="normal"/>
    </style:style>
    <style:style style:name="T404" style:family="text">
      <style:text-properties style:font-name="Linux Libertine G" fo:font-style="normal" officeooo:rsid="035565e1" style:font-style-asian="normal" style:font-style-complex="normal"/>
    </style:style>
    <style:style style:name="T405" style:family="text">
      <style:text-properties style:font-name="Linux Libertine G" fo:font-style="normal" officeooo:rsid="036c2a87" style:font-style-asian="normal" style:font-style-complex="normal"/>
    </style:style>
    <style:style style:name="T406" style:family="text">
      <style:text-properties style:font-name="Linux Libertine G" fo:font-style="italic" officeooo:rsid="02111db9" style:font-style-asian="italic" style:font-style-complex="italic"/>
    </style:style>
    <style:style style:name="T407" style:family="text">
      <style:text-properties style:font-name="Linux Libertine G" fo:font-style="italic" officeooo:rsid="02530025" style:font-style-asian="italic" style:font-style-complex="italic"/>
    </style:style>
    <style:style style:name="T408" style:family="text">
      <style:text-properties style:font-name="Linux Libertine G" fo:font-style="italic" officeooo:rsid="025367e8" style:font-style-asian="italic" style:font-style-complex="italic"/>
    </style:style>
    <style:style style:name="T409" style:family="text">
      <style:text-properties style:font-name="Linux Libertine G" fo:font-size="10pt" fo:font-style="italic" officeooo:rsid="017485e5" style:font-size-asian="10pt" style:font-style-asian="italic" style:font-size-complex="10pt" style:font-style-complex="italic"/>
    </style:style>
    <style:style style:name="T410" style:family="text">
      <style:text-properties style:font-name="Linux Libertine G" fo:font-size="10pt" fo:font-style="italic" officeooo:rsid="024b0f9c" style:font-size-asian="10pt" style:font-style-asian="italic" style:font-size-complex="10pt" style:font-style-complex="italic"/>
    </style:style>
    <style:style style:name="T411" style:family="text">
      <style:text-properties style:font-name="Linux Libertine G" fo:font-size="10pt" fo:font-style="italic" officeooo:rsid="0284b3e3" style:font-size-asian="10pt" style:font-style-asian="italic" style:font-size-complex="10pt" style:font-style-complex="italic"/>
    </style:style>
    <style:style style:name="T412" style:family="text">
      <style:text-properties style:font-name="Linux Libertine G" fo:font-size="10pt" fo:font-style="italic" officeooo:rsid="0286b09b" style:font-size-asian="10pt" style:font-style-asian="italic" style:font-size-complex="10pt" style:font-style-complex="italic"/>
    </style:style>
    <style:style style:name="T413" style:family="text">
      <style:text-properties style:font-name="Linux Libertine G" fo:font-size="10pt" fo:font-style="italic" officeooo:rsid="0287c17f" style:font-size-asian="10pt" style:font-style-asian="italic" style:font-size-complex="10pt" style:font-style-complex="italic"/>
    </style:style>
    <style:style style:name="T414" style:family="text">
      <style:text-properties style:font-name="Linux Libertine G" fo:font-size="10pt" fo:font-style="italic" officeooo:rsid="0289b72e" style:font-size-asian="10pt" style:font-style-asian="italic" style:font-size-complex="10pt" style:font-style-complex="italic"/>
    </style:style>
    <style:style style:name="T415" style:family="text">
      <style:text-properties style:font-name="Linux Libertine G" fo:font-size="10pt" fo:font-style="italic" officeooo:rsid="0289e490" style:font-size-asian="10pt" style:font-style-asian="italic" style:font-size-complex="10pt" style:font-style-complex="italic"/>
    </style:style>
    <style:style style:name="T416" style:family="text">
      <style:text-properties style:font-name="Linux Libertine G" fo:font-size="10pt" fo:font-style="italic" officeooo:rsid="028b976e" style:font-size-asian="10pt" style:font-style-asian="italic" style:font-size-complex="10pt" style:font-style-complex="italic"/>
    </style:style>
    <style:style style:name="T417" style:family="text">
      <style:text-properties style:font-name="Linux Libertine G" fo:font-size="10pt" fo:font-style="italic" officeooo:rsid="028cdd8e" style:font-size-asian="10pt" style:font-style-asian="italic" style:font-size-complex="10pt" style:font-style-complex="italic"/>
    </style:style>
    <style:style style:name="T418" style:family="text">
      <style:text-properties style:font-name="Linux Libertine G" fo:font-size="10pt" fo:font-style="italic" officeooo:rsid="028dcd54" style:font-size-asian="10pt" style:font-style-asian="italic" style:font-size-complex="10pt" style:font-style-complex="italic"/>
    </style:style>
    <style:style style:name="T419" style:family="text">
      <style:text-properties style:font-name="Linux Libertine G" fo:font-size="10pt" fo:font-style="italic" officeooo:rsid="028f955e" style:font-size-asian="10pt" style:font-style-asian="italic" style:font-size-complex="10pt" style:font-style-complex="italic"/>
    </style:style>
    <style:style style:name="T420" style:family="text">
      <style:text-properties style:font-name="Linux Libertine G" fo:font-size="10pt" fo:font-style="italic" officeooo:rsid="02917d60" style:font-size-asian="10pt" style:font-style-asian="italic" style:font-size-complex="10pt" style:font-style-complex="italic"/>
    </style:style>
    <style:style style:name="T421" style:family="text">
      <style:text-properties style:font-name="Linux Libertine G" fo:font-size="10pt" fo:font-style="italic" officeooo:rsid="0292e0bd" style:font-size-asian="10pt" style:font-style-asian="italic" style:font-size-complex="10pt" style:font-style-complex="italic"/>
    </style:style>
    <style:style style:name="T422" style:family="text">
      <style:text-properties style:font-name="Linux Libertine G" fo:font-size="10pt" fo:font-style="italic" officeooo:rsid="029435eb" style:font-size-asian="10pt" style:font-style-asian="italic" style:font-size-complex="10pt" style:font-style-complex="italic"/>
    </style:style>
    <style:style style:name="T423" style:family="text">
      <style:text-properties style:font-name="Linux Libertine G" fo:font-size="10pt" fo:font-style="italic" officeooo:rsid="0294c42f" style:font-size-asian="10pt" style:font-style-asian="italic" style:font-size-complex="10pt" style:font-style-complex="italic"/>
    </style:style>
    <style:style style:name="T424" style:family="text">
      <style:text-properties style:font-name="Linux Libertine G" fo:font-size="10pt" fo:font-style="italic" officeooo:rsid="0295baa3" style:font-size-asian="10pt" style:font-style-asian="italic" style:font-size-complex="10pt" style:font-style-complex="italic"/>
    </style:style>
    <style:style style:name="T425" style:family="text">
      <style:text-properties style:font-name="Linux Libertine G" fo:font-size="10pt" fo:font-style="italic" officeooo:rsid="0297e693" style:font-size-asian="10pt" style:font-style-asian="italic" style:font-size-complex="10pt" style:font-style-complex="italic"/>
    </style:style>
    <style:style style:name="T426" style:family="text">
      <style:text-properties style:font-name="Linux Libertine G" fo:font-size="10pt" fo:font-style="italic" officeooo:rsid="0299877a" style:font-size-asian="10pt" style:font-style-asian="italic" style:font-size-complex="10pt" style:font-style-complex="italic"/>
    </style:style>
    <style:style style:name="T427" style:family="text">
      <style:text-properties style:font-name="Linux Libertine G" fo:font-size="10pt" fo:font-style="italic" officeooo:rsid="029ba125" style:font-size-asian="10pt" style:font-style-asian="italic" style:font-size-complex="10pt" style:font-style-complex="italic"/>
    </style:style>
    <style:style style:name="T428" style:family="text">
      <style:text-properties style:font-name="Linux Libertine G" fo:font-size="10pt" fo:font-style="italic" officeooo:rsid="03028a56" style:font-size-asian="10pt" style:font-style-asian="italic" style:font-size-complex="10pt" style:font-style-complex="italic"/>
    </style:style>
    <style:style style:name="T429" style:family="text">
      <style:text-properties style:font-name="Linux Libertine G" fo:font-size="10pt" fo:font-style="italic" officeooo:rsid="030386eb" style:font-size-asian="10pt" style:font-style-asian="italic" style:font-size-complex="10pt" style:font-style-complex="italic"/>
    </style:style>
    <style:style style:name="T430" style:family="text">
      <style:text-properties style:font-name="Linux Libertine G" fo:font-size="10pt" fo:font-style="italic" officeooo:rsid="030537c5" style:font-size-asian="10pt" style:font-style-asian="italic" style:font-size-complex="10pt" style:font-style-complex="italic"/>
    </style:style>
    <style:style style:name="T431" style:family="text">
      <style:text-properties style:font-name="Linux Libertine G" fo:font-size="8pt" fo:font-style="normal" officeooo:rsid="033fc745" style:font-size-asian="8pt" style:font-style-asian="normal" style:font-size-complex="8pt" style:font-style-complex="normal"/>
    </style:style>
    <style:style style:name="T432" style:family="text">
      <style:text-properties style:font-name="Linux Libertine G" fo:font-size="8pt" fo:font-style="normal" officeooo:rsid="0330fde7" style:font-size-asian="8pt" style:font-style-asian="normal" style:font-size-complex="8pt" style:font-style-complex="normal"/>
    </style:style>
    <style:style style:name="T433" style:family="text">
      <style:text-properties style:font-name="Linux Libertine G" fo:font-size="8pt" fo:font-style="normal" officeooo:rsid="0340fd43" style:font-size-asian="8pt" style:font-style-asian="normal" style:font-size-complex="8pt" style:font-style-complex="normal"/>
    </style:style>
    <style:style style:name="T434" style:family="text">
      <style:text-properties style:font-name="Linux Libertine G" fo:font-size="16pt" fo:font-style="normal" officeooo:rsid="032d08f2" style:font-size-asian="16pt" style:font-style-asian="normal" style:font-size-complex="16pt" style:font-style-complex="normal"/>
    </style:style>
    <style:style style:name="T435" style:family="text">
      <style:text-properties officeooo:rsid="01e74dd8"/>
    </style:style>
    <style:style style:name="T436" style:family="text">
      <style:text-properties officeooo:rsid="01e7a8f8"/>
    </style:style>
    <style:style style:name="T437" style:family="text">
      <style:text-properties officeooo:rsid="01e98fcf"/>
    </style:style>
    <style:style style:name="T438" style:family="text">
      <style:text-properties style:text-position="super 58%" style:font-name="Linux Libertine G" fo:font-style="normal" officeooo:rsid="01fd3bb5" style:font-style-asian="normal" style:font-style-complex="normal"/>
    </style:style>
    <style:style style:name="T439" style:family="text">
      <style:text-properties style:text-position="0% 100%" style:font-name="Linux Libertine G" fo:font-style="normal" officeooo:rsid="01fd3bb5" style:font-style-asian="normal" style:font-style-complex="normal"/>
    </style:style>
    <style:style style:name="T440" style:family="text">
      <style:text-properties style:text-position="0% 100%" style:font-name="Linux Libertine G" fo:font-style="normal" officeooo:rsid="01ff925e" style:font-style-asian="normal" style:font-style-complex="normal"/>
    </style:style>
    <style:style style:name="T441" style:family="text">
      <style:text-properties officeooo:rsid="03526a9d"/>
    </style:style>
    <style:style style:name="T442" style:family="text">
      <style:text-properties officeooo:rsid="035565e1"/>
    </style:style>
    <style:style style:name="T443" style:family="text">
      <style:text-properties fo:font-size="16pt" style:font-size-asian="16pt" style:font-size-complex="16pt"/>
    </style:style>
    <style:style style:name="T444" style:family="text">
      <style:text-properties fo:font-size="8pt" style:font-size-asian="8pt" style:font-size-complex="8pt"/>
    </style:style>
    <style:style style:name="T445" style:family="text">
      <style:text-properties fo:font-size="24pt" style:font-size-asian="24pt" style:font-size-complex="24pt"/>
    </style:style>
    <style:style style:name="T446" style:family="text">
      <style:text-properties officeooo:rsid="035ae164"/>
    </style:style>
    <style:style style:name="T447" style:family="text">
      <style:text-properties fo:font-size="18pt" officeooo:rsid="035ae164" style:font-size-asian="18pt" style:font-size-complex="18pt"/>
    </style:style>
    <style:style style:name="T448" style:family="text">
      <style:text-properties fo:font-size="14pt" style:font-size-asian="14pt" style:font-size-complex="14pt"/>
    </style:style>
    <style:style style:name="T449" style:family="text">
      <style:text-properties officeooo:rsid="036d9528"/>
    </style:style>
    <style:style style:name="T450" style:family="text">
      <style:text-properties officeooo:rsid="036e89c1"/>
    </style:style>
    <style:style style:name="T451" style:family="text">
      <style:text-properties officeooo:rsid="0370e71e"/>
    </style:style>
    <style:style style:name="T452" style:family="text">
      <style:text-properties officeooo:rsid="0377a099"/>
    </style:style>
    <style:style style:name="T453" style:family="text">
      <style:text-properties officeooo:rsid="037919a1"/>
    </style:style>
    <style:style style:name="T454" style:family="text">
      <style:text-properties officeooo:rsid="0379a8b7"/>
    </style:style>
    <style:style style:name="T455" style:family="text">
      <style:text-properties officeooo:rsid="037cbbcf"/>
    </style:style>
    <style:style style:name="T456" style:family="text">
      <style:text-properties officeooo:rsid="037d10ba"/>
    </style:style>
    <style:style style:name="T457" style:family="text">
      <style:text-properties officeooo:rsid="037e6835"/>
    </style:style>
    <style:style style:name="T458" style:family="text">
      <style:text-properties officeooo:rsid="03801e5f"/>
    </style:style>
    <style:style style:name="T459" style:family="text">
      <style:text-properties officeooo:rsid="0380fba9"/>
    </style:style>
    <style:style style:name="T460" style:family="text">
      <style:text-properties officeooo:rsid="038125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SE SCAVASSI UN TUNNEL INTERDIMENSIONALE NEL CUORE DI GEMMASIGNORA</text:p>
      <text:p text:style-name="P54"/>
      <text:p text:style-name="P54"/>
      <text:p text:style-name="P54"><text:bookmark text:name="Copia output 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51">%%%#######%####%%@@%#%%%@%@@@@%%%%@@%%%%%#%#####%#%%%*%####*#####%##%%%%%%%%%%%%%%%###*</text:p>
      <text:p text:style-name="P1"/>
      <text:p text:style-name="P2">BENJAMIN MOMENTO</text:p>
      <text:p text:style-name="P2"><text:soft-page-break/></text:p>
      <text:p text:style-name="P53"/>
      <text:p text:style-name="P55"><text:bookmark text:name="Copia output 16"/><text:span text:style-name="T224"><text:s text:c="69"/></text:span><text:s text:c="30"/></text:p>
      <text:p text:style-name="P9"><text:span text:style-name="T441">PROTAGONISTA: </text:span><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span></text:p>
      <text:p text:style-name="P9"><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8"><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7"><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4">Scendi con noi.</text:p>
      <text:p text:style-name="P13"><text:span text:style-name="T210">C</text:span><text:span text:style-name="T189">osì scesi a vedere le stelle.</text:span></text:p>
      <text:p text:style-name="P50"/>
      <text:p text:style-name="P52"><text:bookmark text:name="output"/>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AAAA</text:p>
      <text:p text:style-name="P51">AAAAAAAAAAAAAAAAAAAAAAAAAAAAAAAAAAAAAAAAAAAAAAAAAAAAAAAAAAAAAAAAAAAAAAAAAAAAAAACCAA</text:p>
      <text:p text:style-name="P51">AAAAAAAAAAAAAAAAAAAAAAAAAAAAAAAAAAAAAAAAAAAAAAADAAAABAAAACAAAAAABAAAAAAAAAADAAAAAAA</text:p>
      <text:p text:style-name="P51">AAAABAAAAAABBBBBAAEBDBCBAAAAAAAAFAABDACBAAAAADAAAAAAAAAAAAAAAAAACAAAAAAAAAAAAAAAAAA</text:p>
      <text:p text:style-name="P51"><text:soft-page-break/>ABBACDACEEDFEDFDDFFEIEFEEDCDEDDFGFFEFFCFECCFDCDBAAAADACAAACAADABDBBBDDACCAACABCBBBC</text:p>
      <text:p text:style-name="P51">FJHFIJJJGKHHHIKLKJIHJHHKKJHJIKJKKJLLKKJKJHIGHJKJJIIIJKKKJIJKIMKJKJHIIJHHJIGIIFHFJHH</text:p>
      <text:p text:style-name="P51">KLLJIKKKKKJJKJLKKJKHNOLIKMNMMMLKKKKJLIKLLJJKLKKMLHJJIKNLJMNLLMKLKJLKJJJKKGIIKLKHGHH</text:p>
      <text:p text:style-name="P51">HKMKJMJIKIJJIILJKJHLMJKJMLLOKMMKJMNMMJKJJJKKKKNHKLLLNMMMMMNLMLMMLMMJMOKMNMKKLLLJGHJ</text:p>
      <text:p text:style-name="P51">MMNMOMOLKNQOONQQOLKLPMPOLOOOMOOMLMNPPLNPOOMONONNOOOONNMPNMPMOMLMMNLMNLPNLNNMJHLLMLN</text:p>
      <text:p text:style-name="P51">NQONMNOONPOPMLOMPQONMOOOPOOONPQOONNNNLKONNNNLLNNPOQMMOONMOOPOPNNNOOONNOOOOOMMNNOLJJ</text:p>
      <text:p text:style-name="P51">PNPNOOMNPPPONOPONNNPQPOPONLMNONOKMLPPONLMLPPOPPONOMMPQONLLJMMJLNPNNLJMNOPMNOOKHLKIH</text:p>
      <text:p text:style-name="P51">NNMOONOOPONNONMNONNOMONNPQPPOONOOPOMNPPONPPOOPOOONOPPPOONPPPQNMLMLKJHKLKMNNKNMJJILM</text:p>
      <text:p text:style-name="P51">MNMNNLNOMMNOOMNPONPPOMQNNOPNONLMOOJOLKKLOOJNOHJKKLNOQOQPPOPOPRPMMMNOLKMKIJIIHILNLNM</text:p>
      <text:p text:style-name="P51">NOOOOPLOONOPPNNPPOPNNNOPPPOOQNKLLMKOPPPOPMNPQRMNNQRSOONONOLHLQNPNMMOOPONPMKKKMMILML</text:p>
      <text:p text:style-name="P51">OONOOMQPMLMLMLHJMKLMJJMLNONLMNNPOQOPQPPPQQPPPQOPPQQROOOPOPPPNLKMKKLMLMKLIFEEHLLNLJH</text:p>
      <text:p text:style-name="P51">PPOONPQNONMILKKKKMMJIMMORQOKJIIJGHGILOQQRRPNNPPNPQRPMNOOPPRQRRNPKLLMMJMONLIINKOONLK</text:p>
      <text:p text:style-name="P51">ONNPPMMNNOONMONMONKMJGEIIHGIHKLNLLKHIIJLGKKLMMLLLNONPPNNQQRQRRROPPRPOQPPMKLKNJMIHHH</text:p>
      <text:p text:style-name="P49"/>
      <text:p text:style-name="P12"><text:span text:style-name="T266">[</text:span><text:span text:style-name="T265">1</text:span><text:span text:style-name="T266">]</text:span><text:span text:style-name="T265"> </text:span><text:span text:style-name="T264">S</text:span>e di tacchi t’attacchi, non d’altri a comprarti<text:line-break/><text:span text:style-name="T248">lumi illustri da lustrare come </text:span><text:span text:style-name="T252">la neve;</text:span><text:span text:style-name="T248"><text:line-break/></text:span><text:span text:style-name="T249">immaginarm</text:span><text:span text:style-name="T251">eli</text:span><text:span text:style-name="T249"> è come </text:span><text:span text:style-name="T260">dimenticarti</text:span><text:span text:style-name="T249">.</text:span></text:p>
      <text:p text:style-name="P11"><text:span text:style-name="T266">[</text:span><text:span text:style-name="T265">4</text:span><text:span text:style-name="T266">]</text:span><text:span text:style-name="T265"> <text:s/></text:span><text:span text:style-name="T249">S</text:span>ussegguono sere <text:span text:style-name="T250">brillanti poc’anzi vere<text:line-break/></text:span><text:span text:style-name="T253">di un sangue asciutto imbevuto d’ingegno<text:line-break/></text:span><text:span text:style-name="T254">a starsene raffermo, freddo come candele.</text:span></text:p>
      <text:p text:style-name="P11"><text:span text:style-name="T266">[</text:span><text:span text:style-name="T265">7</text:span><text:span text:style-name="T266">]</text:span><text:span text:style-name="T265"> <text:s/></text:span><text:span text:style-name="T255">Seguirti in colli irti, </text:span><text:span text:style-name="T256">dirimpetto di legno;<text:line-break/></text:span><text:span text:style-name="T257">morto come neonato,</text:span><text:span text:style-name="T261"> un </text:span><text:span text:style-name="T257">piatto baratro <text:line-break/></text:span><text:span text:style-name="T261">che </text:span><text:span text:style-name="T258">singhiozza spento: </text:span><text:span text:style-name="T262">attend</text:span><text:span text:style-name="T263">e</text:span><text:span text:style-name="T259"> il mio regno.”<text:line-break/><text:tab/><text:tab/><text:tab/><text:tab/></text:span><text:span text:style-name="T436">Leonardo</text:span><text:span text:style-name="T435"> De Colpa, </text:span><text:span text:style-name="T437">Libro 2, Tunnel.</text:span><text:span text:style-name="T250"><text:line-break/><text:tab/><text:tab/><text:tab/><text:tab/><text:tab/><text:tab/></text:span></text:p>
      <text:p text:style-name="P34"><text:span text:style-name="T403">STELLA: </text:span><text:span text:style-name="T268">Quando </text:span><text:span text:style-name="T269">quella piroetta </text:span><text:span text:style-name="T274">fiammante</text:span><text:span text:style-name="T269"> </text:span><text:span text:style-name="T270">scese dal nostro cielo di terra, io me ne stavo a </text:span><text:span text:style-name="T271">studiare nell’ultima delle diciassette torri del castello. </text:span><text:span text:style-name="T272">L’aria era di piombo in quella giornata, </text:span><text:span text:style-name="T273">bastava alzare gli occhi </text:span><text:span text:style-name="T275">per capire come sarebbe </text:span><text:span text:style-name="T278">andata</text:span><text:span text:style-name="T275">. </text:span><text:span text:style-name="T276">Un’altro Spaccaorecchie </text:span><text:span text:style-name="T277">si sarebbe fatto vivo </text:span><text:span text:style-name="T279">a fine giornata. <text:line-break/></text:span><text:span text:style-name="T280">Leonardo De Colpa </text:span><text:span text:style-name="T282">è </text:span><text:span text:style-name="T281">il mio nonno</text:span><text:span text:style-name="T438"> </text:span><text:span text:style-name="T439">alla </text:span><text:span text:style-name="T440">quindicesima</text:span><text:span text:style-name="T281">, </text:span><text:span text:style-name="T285">non penso ci sia un termine per definiro. </text:span><text:span text:style-name="T286">Potrei dire un mio antenato </text:span><text:span text:style-name="T287">a questo punto, credo di sì.</text:span><text:span text:style-name="T285"><text:line-break/></text:span><text:span text:style-name="T288">N</text:span><text:span text:style-name="T283">ella libreria a Tunnel che sprofonda più di mille leghe sotto la superficie </text:span><text:span text:style-name="T284">si trovano </text:span><text:span text:style-name="T289">soltanto testi della dinastia De Colpa, nata </text:span><text:span text:style-name="T290">in concomitanza dei primi eventi </text:span><text:soft-page-break/><text:span text:style-name="T290">universali. </text:span><text:span text:style-name="T291">Il lignaggio più antico </text:span><text:span text:style-name="T292">del Sottomondo. <text:line-break/></text:span><text:span text:style-name="T406">Fiuuu</text:span><text:span text:style-name="T407">uuuuuu</text:span><text:span text:style-name="T408">uuuuu</text:span><text:span text:style-name="T407">.</text:span><text:span text:style-name="T406"><text:line-break/></text:span><text:span text:style-name="T315">Un colpo di</text:span><text:span text:style-name="T294"> vento uccide tutte le candele della stanza. <text:line-break/></text:span><text:span text:style-name="T301">Dalla finestra, però, entra soffusa una luce smeralda.</text:span><text:span text:style-name="T294"><text:line-break/></text:span><text:span text:style-name="T302">Quell’</text:span><text:span text:style-name="T295">oggetto illuminato </text:span><text:span text:style-name="T303">a forma di</text:span><text:span text:style-name="T295"> capsula, </text:span><text:span text:style-name="T296">infuocat</text:span><text:span text:style-name="T304">o,</text:span><text:span text:style-name="T296"> </text:span><text:span text:style-name="T306">partorito</text:span><text:span text:style-name="T297"> dal </text:span><text:span text:style-name="T305">quell’enorme </text:span><text:span text:style-name="T297">soffitto-</text:span><text:span text:style-name="T305">pavimento</text:span><text:span text:style-name="T297"> senza nuvole che ci circonda </text:span><text:span text:style-name="T388">viaggiava come un fischio in un tunnel.</text:span><text:span text:style-name="T297"><text:line-break/></text:span><text:span text:style-name="T298">Lo sapevamo tutti che doveva </text:span><text:span text:style-name="T308">succedere</text:span><text:span text:style-name="T307">. </text:span><text:span text:style-name="T309">Il popolo avrà di cui parlare. </text:span><text:span text:style-name="T298"><text:line-break/></text:span><text:span text:style-name="T299">Quello che invece adesso infastidisce il mio pensiero è l’oscurità della stanza.<text:line-break/></text:span><text:span text:style-name="T293">Il Sottomondo non ha mai avuto luc</text:span><text:span text:style-name="T300">e, il commercio delle candele è talmente tanto importante che </text:span><text:span text:style-name="T310">i Candelari </text:span><text:span text:style-name="T314">sono </text:span><text:span text:style-name="T310">la seconda famiglia più antica. </text:span><text:span text:style-name="T311">La cera è stata la scoperta che ci ha fatto passare da trogloditi a nobili cuori </text:span><text:span text:style-name="T313">coscienti che ogni </text:span><text:span text:style-name="T311">posata </text:span><text:span text:style-name="T313">ha la sua portata</text:span><text:span text:style-name="T312">. <text:line-break/></text:span><text:span text:style-name="T316">Se potessi vedere attraverso le tenebre che cosa coglierei? </text:span><text:span text:style-name="T317">Strizzo le palpebre alla ricerca di un qualcuno. </text:span><text:span text:style-name="T318">Ma non vedo niente.<text:line-break/></text:span><text:span text:style-name="T319">Tranne quella capsula che scende e si schianta, senza rumore, </text:span><text:span text:style-name="T320">per terra. </text:span><text:span text:style-name="T389">Propaga</text:span><text:span text:style-name="T321"> una luce forte che viaggia </text:span><text:span text:style-name="T390">attraverso le vie dalle case di pietra, le piazze al sapore di aglio, le torri che meccaniche scandiscono il flusso;</text:span><text:span text:style-name="T322"> mi sta per accecare ma prima ancora che quel grande lume entri nelle mie palpebre, una decina di fate madrine mi tappano gli occhi </text:span><text:span text:style-name="T391">con quelle mani che all’avere un ago sembra una spada.</text:span></text:p>
      <text:p text:style-name="P6"><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37"><text:span text:style-name="T322">M</text:span><text:span text:style-name="T267">i ricordo che quando er</text:span><text:span text:style-name="T333">o </text:span><text:span text:style-name="T267">piccola, mio nonno </text:span><text:span text:style-name="T323">elevato</text:span><text:span text:style-name="T324"> all</text:span><text:span text:style-name="T328">a</text:span><text:span text:style-name="T267"> prima, </text:span><text:span text:style-name="T325">mi lasciava scorrere la mente in una storia così intricata che nemmeno uno spago caduto su una famiglia di rovi </text:span><text:span text:style-name="T392">con sotto un pagliao</text:span><text:span text:style-name="T325">. </text:span><text:span text:style-name="T326">Eppure io non me ne tiravo fuori</text:span><text:span text:style-name="T327"> con la semplicità di un insetto acrobata. </text:span><text:span text:style-name="T329">Anzi. <text:line-break/>Come quei gatti randagi che si infilano nei cestini, me ne andavo a cercare qualcosa di appetitoso per la bocca dell’ingegno; </text:span><text:span text:style-name="T330">i denti del pensiero </text:span><text:span text:style-name="T331">avrebbero masticato e lo stomaco del ragionamento avrebbero digerito per lasciarmi dormire </text:span><text:span text:style-name="T332">come un panda </text:span><text:soft-page-break/><text:span text:style-name="T332">acccocolato fra coperte di bambù.<text:line-break/></text:span><text:span text:style-name="T334">Non so quanti vocaboli stiano fra i miei denti e la mia lingua pronti a spurgare una storia che si è appiccicata ai miei capelli come cera calda, </text:span><text:span text:style-name="T335">nemmeno mi domando se sia in grado di </text:span><text:span text:style-name="T336">mostrare, fuori dalla scatola </text:span><text:span text:style-name="T337">dell’intelletto, </text:span><text:span text:style-name="T338">quanti crani sono scoppiati sotto il peso de</text:span><text:span text:style-name="T339">lle zampe </text:span><text:span text:style-name="T340">di </text:span><text:span text:style-name="T341">quello che </text:span><text:span text:style-name="T342">tutti hanno sempre chiamato Principe. Tutti. Sempre.<text:line-break/>Fin quando… </text:span></text:p>
      <text:p text:style-name="P33"><text:span text:style-name="T409">S</text:span><text:span text:style-name="T410">tella, stellina, </text:span><text:span text:style-name="T411">un agrodolce lama è come una nanna per una ninna in una notte dipinta di </text:span><text:span text:style-name="T412">la</text:span><text:span text:style-name="T413">g</text:span><text:span text:style-name="T412">rime. </text:span><text:span text:style-name="T414">Se narrare la storia di Protagonista </text:span><text:span text:style-name="T415">vuoi, il Principe non puoi non citare. </text:span><text:span text:style-name="T416">Tintinna, stellina, </text:span><text:span text:style-name="T417">in più di </text:span><text:span text:style-name="T418">una vita hai provato a non </text:span><text:span text:style-name="T419">dire chi è, da non pronunziare: </text:span><text:span text:style-name="T420">silenziare. </text:span><text:span text:style-name="T421">Un nome straripato dal suo corso, </text:span><text:span text:style-name="T422">sradicato dal suo posto, </text:span><text:span text:style-name="T423">adesso ti </text:span><text:span text:style-name="T424">ossessiona. Ossequie e ossa non basteranno ad allontanarlo dal Principato. </text:span><text:span text:style-name="T425">Il suo fiato è come </text:span><text:span text:style-name="T426">un bulbo di luce che carbonizza </text:span><text:span text:style-name="T427">la carne.</text:span><text:span text:style-name="T342"><text:line-break/></text:span><text:span text:style-name="T343">Potrei dire che “c’era una volta”. </text:span><text:span text:style-name="T344">Solo che nel Sottomondo ai neonati non si raccontano fiabe, </text:span><text:span text:style-name="T345">non ne sono mai state scritte con un finale </text:span><text:span text:style-name="T354">insano</text:span><text:span text:style-name="T345">. </text:span><text:span text:style-name="T352">Quindi io non ne conosco.<text:line-break/>Provare a usare quella formula retorica è come </text:span><text:span text:style-name="T346">provare a raccogliere pesche da un </text:span><text:span text:style-name="T368">albero</text:span><text:span text:style-name="T346"> </text:span><text:span text:style-name="T347">ingordo di</text:span><text:span text:style-name="T348"> </text:span><text:span text:style-name="T349">concime </text:span><text:span text:style-name="T350">fatto con le carcasse infette</text:span><text:span text:style-name="T349">. </text:span><text:span text:style-name="T351">Ciò che si mangia ci fa diventare </text:span><text:span text:style-name="T353">consistenza oltre la parola</text:span><text:span text:style-name="T355">.<text:line-break/></text:span><text:span text:style-name="T369">E i</text:span><text:span text:style-name="T356">l Principe </text:span><text:span text:style-name="T357">nella sua tavola </text:span><text:span text:style-name="T370">ha sempre affilato</text:span><text:span text:style-name="T357"> la forchetta </text:span><text:span text:style-name="T358">limand</text:span><text:span text:style-name="T363">o</text:span><text:span text:style-name="T358">l</text:span><text:span text:style-name="T363">a</text:span><text:span text:style-name="T358"> fra i </text:span><text:span text:style-name="T359">molari; </text:span><text:span text:style-name="T360">bev</text:span><text:span text:style-name="T371">endo</text:span><text:span text:style-name="T360"> succo di </text:span><text:span text:style-name="T361">prugne, </text:span><text:span text:style-name="T362">consistente come la terra bagnata di sputo, </text:span><text:span text:style-name="T364">al sapore di aria polverizzata. </text:span><text:span text:style-name="T365">Come se si potesse tirare fuori tutti gli scheletri </text:span><text:span text:style-name="T372">da un qualsiasi cimitero</text:span><text:span text:style-name="T365"> per farli prendere a braccetto,</text:span><text:span text:style-name="T366"> andare tutti nella tana dell’orco, </text:span><text:span text:style-name="T367">senza forchettoni</text:span><text:span text:style-name="T373">, né </text:span><text:span text:style-name="T374">torc</text:span><text:span text:style-name="T375">e.<text:line-break/>Se si prende e si disegna una retta, </text:span><text:span text:style-name="T376">poi si inizia a ruotare e se ne disegnano tante altre, </text:span><text:span text:style-name="T393">quindi</text:span><text:span text:style-name="T383"> ci si arma di </text:span><text:span text:style-name="T376">martello, si stampa quattordici chiodi e ci si gira intorno; </text:span><text:span text:style-name="T394">andando avanti </text:span><text:span text:style-name="T376">se </text:span><text:span text:style-name="T377">si </text:span><text:span text:style-name="T386">agguanta</text:span><text:span text:style-name="T377"> una pecora e si tira dal suo pelo un filo morbido come un guanciale di infinite pium</text:span><text:span text:style-name="T378">e, </text:span><text:span text:style-name="T379">per </text:span><text:span text:style-name="T380">poter </text:span><text:span text:style-name="T381">seguire ogni volta un tragitto nuovo, </text:span><text:span text:style-name="T395">allora</text:span><text:span text:style-name="T381"> </text:span><text:span text:style-name="T395">s</text:span><text:span text:style-name="T382">i potrebbe arrivare a percepire quello che il Principe vedeva </text:span><text:span text:style-name="T383">per ogni immagine </text:span><text:span text:style-name="T385">impacchettata</text:span><text:span text:style-name="T383"> dai suoi occhi </text:span><text:span text:style-name="T384">alla sua camera.</text:span></text:p>
      <text:p text:style-name="P35"><text:span text:style-name="T409">S</text:span><text:span text:style-name="T410">tella,</text:span><text:span text:style-name="T427"> </text:span><text:span text:style-name="T428">stellina. Se davvero provassi anche solo a pensare che cosa ti farebbe lui se ti vedesse, ferma, come sei, senza nemmeno una torcia a difenderti, né le inferriate. Ahia, ahia, Stella. Proverei tanto a dirti di alzare le gambe per </text:span><text:soft-page-break/><text:span text:style-name="T428">nasconderti sotto una grande rocca, fra vermi, parassiti </text:span><text:span text:style-name="T429">e </text:span><text:span text:style-name="T430">scorpioni.</text:span><text:span text:style-name="T387"><text:line-break/></text:span><text:span text:style-name="T396">Tutto si cosparge di propulsione.</text:span></text:p>
      <text:p text:style-name="P36"><text:span text:style-name="T396"/></text:p>
      <text:p text:style-name="P56"><text:bookmark text:name="Copia output 7"/>++++++++++++++++++++++++÷÷×÷++-×-++++++++++++++++++++++++</text:p>
      <text:p text:style-name="P56">+++++++++++++++++++++++≠≈=×-+++-+++--++++++++++++++++++++</text:p>
      <text:p text:style-name="P56">+++++++++++++++++++++++==÷=--++++++++--++++++++++++++++++</text:p>
      <text:p text:style-name="P56">++++++++++++++++++++++×÷=÷-+--+++++++++-+++++++++++++++++</text:p>
      <text:p text:style-name="P56">+++++++++++++++++++++÷=≠≠=×-+++----+++++--+++++++++++++++</text:p>
      <text:p text:style-name="P56">+++++++++++++++++++++÷=≠=÷×---×××××----+---++++++++++++++</text:p>
      <text:p text:style-name="P56">+++++++++++++++++++++-÷××-×-×××××××××------++++++++++++++</text:p>
      <text:p text:style-name="P56">++++++++++++++++++++++≠≠≠≠=÷=÷×÷÷÷÷÷÷-+++--++++++++++++++</text:p>
      <text:p text:style-name="P56">++++++++++++++++++++++≈√√ππππ√∞≈≠==÷×∞≠÷=-+++++++++++++++</text:p>
      <text:p text:style-name="P56">++++++++++++++++++++++++=≠≠===÷==÷÷××-+++++++++++++++++++</text:p>
      <text:p text:style-name="P56">+++++++++++++++++++++++++÷≠=≠≠≠≠≠==÷×-+++++++++++++++++++</text:p>
      <text:p text:style-name="P56">+++++++++++++++++++++++++×≈≈≠≠≠≠≠=÷××-+++++---+++++++++++</text:p>
      <text:p text:style-name="P56">+++++++++++++++++++++++++-≈≈∞∞≈≠≠=×××-+++++++---×--++++++</text:p>
      <text:p text:style-name="P56">+++++++++×++++++++++++++++∞√√√∞=÷÷==÷÷----×÷≠≈≈≠≠==÷-++++</text:p>
      <text:p text:style-name="P56">++++++++++++++++++++++++++∞∞π√≠÷÷÷=≠≠≠===≠≠≠≈≈≠≠≠≠≠=÷×+++</text:p>
      <text:p text:style-name="P56">+++++++++++++++++++××+++--≠∞∞∞≠≈÷×÷≠≈≈≈≈≈∞∞√√√∞≈≠≠≠≠≠=×++</text:p>
      <text:p text:style-name="P56">+++++++++++++++++÷≠=×=≈≈≈≈÷÷=≠≠∞∞=-+=≈∞∞√√√√π√√√∞≠≠≠≠≠÷-+</text:p>
      <text:p text:style-name="P56">+++++++++++++++++×=≈==≈ππ√=++++-×-+++∞√√√√√ππππ√∞∞≠≠≠≠=÷+</text:p>
      <text:p text:style-name="P56">+++++++++++++++++--++++--+++++++++++++∞π√√√√√πππ√∞≈≠≠≠=÷-</text:p>
      <text:p text:style-name="P56">+++++++++++++++÷∞√πππ∞≈≠×++++++++++++++÷≈π√∞∞√√√√∞∞≈≠≠=÷-</text:p>
      <text:p text:style-name="P56">++++++++++++++++++-×√√π∞×++++++++++++-+++×∞∞≈≈≈∞∞√∞≈≈≠=÷-</text:p>
      <text:p text:style-name="P56">+++++++++++++++++÷=÷≠√≈≠-++-++++++++++++++-=≠=≠≈≈≈≈≈≠≠=×-</text:p>
      <text:p text:style-name="P56">++++++++++++++++××××=∞√√π <text:s/>≠+××÷××÷×++++++++-××=≠≈≈≠≠≠=×-</text:p>
      <text:p text:style-name="P56">+++++++++++++++++÷≈≈≈√ππ ≈=÷≈ <text:s text:c="3"/>π∞=×-++++++++-×÷=≠≠≠≠=-+</text:p>
      <text:p text:style-name="P56">++++++++++++++×=≈≠××=≈π√≈∞ <text:s text:c="7"/>ππ≈÷-++++++++--×÷===×-+</text:p>
      <text:p text:style-name="P56">+++++++++++++÷≠≠÷×=≠≠∞≈∞ππ <text:s text:c="3"/>ππππππ√∞≠×-+++++++---×---++</text:p>
      <text:p text:style-name="P56">++++++++++++÷≠≈=÷≠≈≈≈≈∞√√√πππππππ√√√√∞≈≈=×+++--++++------</text:p>
      <text:p text:style-name="P56">++++++++++++÷≠=÷=≠≠≠≠≈∞∞√√√ππππ√√√∞∞∞≈≠≠≠≠×----+-×--+++--</text:p>
      <text:p text:style-name="P56">+++++++++++-==×÷=≠≠≠≠≠≠≈≈∞∞√√√√∞∞∞≈≈≈≠≠≠≠=≠÷×-++------+--</text:p>
      <text:p text:style-name="P56">+++++++++++-×--×÷======≠≠≠≈∞∞≠≈≈≈≠≠≠≠≈≠≠==÷÷÷×++---------</text:p>
      <text:p text:style-name="P61"/>
      <text:p text:style-name="P39"><text:span text:style-name="T404">STELLA: </text:span><text:span text:style-name="T396">T</text:span><text:span text:style-name="T267">i ricordi di me?</text:span></text:p>
      <text:p text:style-name="P20"><text:span text:style-name="T442">PRINCIPE: </text:span>Come se non fosse passato nemmeno un <text:span text:style-name="T445">istante</text:span>.</text:p>
      <text:p text:style-name="P40"><text:soft-page-break/><text:span text:style-name="T397">Allora perché non torni?</text:span></text:p>
      <text:p text:style-name="P57"><text:span text:style-name="T434">Perché</text:span><text:span text:style-name="T397"> </text:span><text:span text:style-name="T398">ci ho messo troppo a </text:span><text:span text:style-name="T432">capirlo</text:span><text:span text:style-name="T397">.</text:span></text:p>
      <text:p text:style-name="P45"><text:span text:style-name="T397">C</text:span><text:span text:style-name="T267">apire cosa?</text:span></text:p>
      <text:p text:style-name="P5">Che tu sei solo quello che io ho sempre voluto vedere.</text:p>
      <text:p text:style-name="P21">Ma mi senti?</text:p>
      <text:p text:style-name="P22"><text:span text:style-name="T443">Sentire</text:span> è solo una delle<text:span text:style-name="T444"> tante</text:span> dimensioni.</text:p>
      <text:p text:style-name="P23">Ma tu mi senti?</text:p>
      <text:p text:style-name="P46"><text:span text:style-name="T399">Come un</text:span><text:span text:style-name="T267"> fiato </text:span><text:span text:style-name="T399">fasullo</text:span><text:span text:style-name="T267"> sui polmoni.</text:span></text:p>
      <text:p text:style-name="P43"><text:span text:style-name="T397">D</text:span><text:span text:style-name="T267">ove </text:span><text:span text:style-name="T400">sono</text:span><text:span text:style-name="T267">? </text:span></text:p>
      <text:p text:style-name="P29">Qui.</text:p>
      <text:p text:style-name="P24">Dove sei? </text:p>
      <text:p text:style-name="P25">Dove <text:span text:style-name="T247">sono</text:span> sempre stato.</text:p>
      <text:p text:style-name="P26">Dove?</text:p>
      <text:p text:style-name="P30">Accanto a te.</text:p>
      <text:p text:style-name="P27">Allora perché mi neghi? </text:p>
      <text:p text:style-name="P28">Perché il sangue ha soltanto <text:span text:style-name="T445">un colore.</text:span></text:p>
      <text:p text:style-name="P47"><text:span text:style-name="T267">Questa è la ra</text:span><text:span text:style-name="T401">gione per la quale non torni?</text:span></text:p>
      <text:p text:style-name="P48"><text:span text:style-name="T431">Q</text:span><text:span text:style-name="T433">uale </text:span><text:span text:style-name="T402">altra?</text:span></text:p>
      <text:p text:style-name="P44"><text:span text:style-name="T405">Anche se i</text:span><text:span text:style-name="T402"> </text:span><text:span text:style-name="T267">nostri peli intrecciati sono come </text:span></text:p>
      <text:p text:style-name="P31">...<text:span text:style-name="T443">aghi</text:span> di pino</text:p>
      <text:p text:style-name="P10">Allora perché non cammini all’indietro?</text:p>
      <text:p text:style-name="P14">Sarebbe come invadere un popolo <text:span text:style-name="T447">entrandogli</text:span><text:span text:style-name="T446"> dalle scarpe.</text:span></text:p>
      <text:p text:style-name="P15">Perciò? </text:p>
      <text:p text:style-name="P16">Il <text:span text:style-name="T247">solletico</text:span> è <text:span text:style-name="T450">soltanto</text:span> un farnetico sulle loro zampe</text:p>
      <text:p text:style-name="P17">Percorri a ritroso per me, <text:span text:style-name="T449">ti prego</text:span></text:p>
      <text:p text:style-name="P18">Chi ha occhi dietro la testa non vede su cosa si schianta.</text:p>
      <text:p text:style-name="P17">Chi ha occhi davanti la testa non vede cosa lascia <text:span text:style-name="T451">e… </text:span></text:p>
      <text:p text:style-name="P17"/>
      <text:p text:style-name="P32">Niente <text:span text:style-name="T448">mai</text:span> cambia.</text:p>
      <text:p text:style-name="P19"/>
      <text:p text:style-name="P58"/>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soft-page-break/>+====+==+=+**====+=+=======+*+****#####%*##%%%#=::::--==+*%%%%#%%%##%#%%%%%%%%%%@%@@@@@%%*@@%@@@@%%%</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59"/>
      <text:p text:style-name="P59"><text:span text:style-name="T267"/></text:p>
      <text:p text:style-name="P64">Mi sono seduto qui quando a malapena riuscivano a cucinare il pesce avvolto nelle palme, quando affumicarlo era una cosa ancora da scoprire, per loro.<text:line-break/><text:span text:style-name="T452">Si dice che l’amo da pesca sia stato inventato circa in quel periodo, prima anch’io usavo un bastone affilato alla punta. Le mie mani di squame essiccate </text:span><text:span text:style-name="T453">dal colore del mare </text:span><text:span text:style-name="T454">quando riflette il movimento degli spiriti.<text:line-break/></text:span><text:span text:style-name="T455">Insomma, mi sono seduto qui. </text:span><text:span text:style-name="T456">All’inizio nemmeno mi interessava avere una sedia, poi </text:span><text:span text:style-name="T457">ho cominciato a vedere spuntare delle amache qua e in la del fiume. </text:span><text:span text:style-name="T460">Tale immagine</text:span><text:span text:style-name="T458"> mi </text:span><text:span text:style-name="T459">ha reso volpe sotto il ramo d’uva. </text:span></text:p>
      <text:p text:style-name="P62"/>
      <text:p text:style-name="P38"><text:span text:style-name="T267"/></text:p>
      <text:p text:style-name="P41"><text:span text:style-name="T267"/></text:p>
      <text:p text:style-name="P42"><text:span text:style-name="T26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16T10:00:14.423000000</dc:date>
    <meta:editing-duration>PT6H46M52S</meta:editing-duration>
    <meta:editing-cycles>720</meta:editing-cycles>
    <meta:generator>LibreOffice/24.2.1.2$Windows_X86_64 LibreOffice_project/db4def46b0453cc22e2d0305797cf981b68ef5ac</meta:generator>
    <meta:print-date>2025-10-07T12:16:42.362000000</meta:print-date>
    <meta:printed-by>File PDF</meta:printed-by>
    <meta:document-statistic meta:table-count="0" meta:image-count="0" meta:object-count="0" meta:page-count="16" meta:paragraph-count="219" meta:word-count="3262" meta:character-count="32561" meta:non-whitespace-character-count="29544"/>
  </office:meta>
</office:document-meta>
</file>